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100000116E1641177B10BBE80.png" manifest:media-type="image/png"/>
  <manifest:file-entry manifest:full-path="Pictures/100002010000016F00000109D54EFDCA4DFABEEB.png" manifest:media-type="image/png"/>
  <manifest:file-entry manifest:full-path="Pictures/10000201000001070000031F4E46B3C4ECCF12A9.png" manifest:media-type="image/png"/>
  <manifest:file-entry manifest:full-path="Pictures/10000201000002570000010D7F23B9C30FEA5F96.png" manifest:media-type="image/png"/>
  <manifest:file-entry manifest:full-path="Pictures/10000201000001F0000001013FFB5965EFA8C1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automatic-styles>
    <style:style style:name="Dorado编译器工具集使用的数据结构" style:family="table">
      <style:table-properties style:width="17cm" table:align="margins"/>
    </style:style>
    <style:style style:name="Dorado编译器工具集使用的数据结构.A" style:family="table-column">
      <style:table-column-properties style:column-width="4.189cm" style:rel-column-width="16149*"/>
    </style:style>
    <style:style style:name="Dorado编译器工具集使用的数据结构.B" style:family="table-column">
      <style:table-column-properties style:column-width="12.811cm" style:rel-column-width="49386*"/>
    </style:style>
    <style:style style:name="Dorado编译器工具集使用的数据结构.A1" style:family="table-cell">
      <style:table-cell-properties fo:padding="0.097cm" fo:border-left="0.05pt solid #000000" fo:border-right="none" fo:border-top="0.05pt solid #000000" fo:border-bottom="0.05pt solid #000000"/>
    </style:style>
    <style:style style:name="Dorado编译器工具集使用的数据结构.B1" style:family="table-cell">
      <style:table-cell-properties fo:padding="0.097cm" fo:border="0.05pt solid #000000"/>
    </style:style>
    <style:style style:name="Dorado编译器工具集使用的数据结构.A2" style:family="table-cell">
      <style:table-cell-properties style:vertical-align="middle" fo:padding="0.097cm" fo:border-left="0.05pt solid #000000" fo:border-right="none" fo:border-top="none" fo:border-bottom="0.05pt solid #000000"/>
    </style:style>
    <style:style style:name="Dorado编译器工具集使用的数据结构.B2" style:family="table-cell">
      <style:table-cell-properties fo:padding="0.097cm" fo:border-left="0.05pt solid #000000" fo:border-right="0.05pt solid #000000" fo:border-top="none" fo:border-bottom="0.05pt solid #000000"/>
    </style:style>
    <style:style style:name="Dorado编译器工具集使用的数据结构.B3"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4.189cm" style:rel-column-width="16149*"/>
    </style:style>
    <style:style style:name="表格1.B" style:family="table-column">
      <style:table-column-properties style:column-width="12.811cm" style:rel-column-width="49386*"/>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1.B3" style:family="table-cell">
      <style:table-cell-properties fo:padding="0.097cm" fo:border-left="0.05pt solid #000000" fo:border-right="0.05pt solid #000000" fo:border-top="none" fo:border-bottom="0.05pt solid #000000"/>
    </style:style>
    <style:style style:name="biptC语言中的语句类型" style:family="table">
      <style:table-properties style:width="17cm" table:align="margins"/>
    </style:style>
    <style:style style:name="biptC语言中的语句类型.A" style:family="table-column">
      <style:table-column-properties style:column-width="3.792cm" style:rel-column-width="14619*"/>
    </style:style>
    <style:style style:name="biptC语言中的语句类型.B" style:family="table-column">
      <style:table-column-properties style:column-width="13.208cm" style:rel-column-width="50916*"/>
    </style:style>
    <style:style style:name="biptC语言中的语句类型.A1" style:family="table-cell">
      <style:table-cell-properties fo:padding="0.097cm" fo:border-left="0.05pt solid #000000" fo:border-right="none" fo:border-top="0.05pt solid #000000" fo:border-bottom="0.05pt solid #000000"/>
    </style:style>
    <style:style style:name="biptC语言中的语句类型.B1" style:family="table-cell">
      <style:table-cell-properties fo:padding="0.097cm" fo:border="0.05pt solid #000000"/>
    </style:style>
    <style:style style:name="biptC语言中的语句类型.A2" style:family="table-cell">
      <style:table-cell-properties fo:padding="0.097cm" fo:border-left="0.05pt solid #000000" fo:border-right="none" fo:border-top="none" fo:border-bottom="0.05pt solid #000000"/>
    </style:style>
    <style:style style:name="biptC语言中的语句类型.B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2.404cm" style:rel-column-width="9267*"/>
    </style:style>
    <style:style style:name="表格2.B" style:family="table-column">
      <style:table-column-properties style:column-width="11.686cm" style:rel-column-width="45047*"/>
    </style:style>
    <style:style style:name="表格2.C" style:family="table-column">
      <style:table-column-properties style:column-width="2.91cm" style:rel-column-width="11221*"/>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style:vertical-align="middle" fo:padding="0.097cm" fo:border-left="0.05pt solid #000000" fo:border-right="none" fo:border-top="none" fo:border-bottom="0.05pt solid #000000"/>
    </style:style>
    <style:style style:name="表格2.B2" style:family="table-cell">
      <style:table-cell-properties fo:padding="0.097cm" fo:border-left="0.05pt solid #000000" fo:border-right="none" fo:border-top="none" fo:border-bottom="0.05pt solid #000000"/>
    </style:style>
    <style:style style:name="表格2.C2" style:family="table-cell">
      <style:table-cell-properties style:vertical-align="middle" fo:padding="0.097cm" fo:border-left="0.05pt solid #000000" fo:border-right="0.05pt solid #000000" fo:border-top="none" fo:border-bottom="0.05pt solid #000000"/>
    </style:style>
    <style:style style:name="表格2.B3" style:family="table-cell">
      <style:table-cell-properties fo:padding="0.097cm" fo:border-left="0.05pt solid #000000" fo:border-right="none" fo:border-top="none" fo:border-bottom="0.05pt solid #000000"/>
    </style:style>
    <style:style style:name="表格2.B4" style:family="table-cell">
      <style:table-cell-properties fo:padding="0.097cm" fo:border-left="0.05pt solid #000000" fo:border-right="none" fo:border-top="none" fo:border-bottom="0.05pt solid #000000"/>
    </style:style>
    <style:style style:name="表格2.B5" style:family="table-cell">
      <style:table-cell-properties fo:padding="0.097cm" fo:border-left="0.05pt solid #000000" fo:border-right="none" fo:border-top="none" fo:border-bottom="0.05pt solid #000000"/>
    </style:style>
    <style:style style:name="表格2.B6" style:family="table-cell">
      <style:table-cell-properties fo:padding="0.097cm" fo:border-left="0.05pt solid #000000" fo:border-right="none" fo:border-top="none" fo:border-bottom="0.05pt solid #000000"/>
    </style:style>
    <style:style style:name="表格2.B7" style:family="table-cell">
      <style:table-cell-properties fo:padding="0.097cm" fo:border-left="0.05pt solid #000000" fo:border-right="none" fo:border-top="none" fo:border-bottom="0.05pt solid #000000"/>
    </style:style>
    <style:style style:name="Dorado编译器_ff1a_编译器错误清单" style:display-name="Dorado编译器：编译器错误清单" style:family="table">
      <style:table-properties style:width="17cm" table:align="margins"/>
    </style:style>
    <style:style style:name="Dorado编译器_ff1a_编译器错误清单.A" style:display-name="Dorado编译器：编译器错误清单.A" style:family="table-column">
      <style:table-column-properties style:column-width="2.404cm" style:rel-column-width="9267*"/>
    </style:style>
    <style:style style:name="Dorado编译器_ff1a_编译器错误清单.B" style:display-name="Dorado编译器：编译器错误清单.B" style:family="table-column">
      <style:table-column-properties style:column-width="11.686cm" style:rel-column-width="45047*"/>
    </style:style>
    <style:style style:name="Dorado编译器_ff1a_编译器错误清单.C" style:display-name="Dorado编译器：编译器错误清单.C" style:family="table-column">
      <style:table-column-properties style:column-width="2.91cm" style:rel-column-width="11221*"/>
    </style:style>
    <style:style style:name="Dorado编译器_ff1a_编译器错误清单.A1" style:display-name="Dorado编译器：编译器错误清单.A1" style:family="table-cell">
      <style:table-cell-properties fo:padding="0.097cm" fo:border-left="0.05pt solid #000000" fo:border-right="none" fo:border-top="0.05pt solid #000000" fo:border-bottom="0.05pt solid #000000"/>
    </style:style>
    <style:style style:name="Dorado编译器_ff1a_编译器错误清单.C1" style:display-name="Dorado编译器：编译器错误清单.C1" style:family="table-cell">
      <style:table-cell-properties fo:padding="0.097cm" fo:border="0.05pt solid #000000"/>
    </style:style>
    <style:style style:name="Dorado编译器_ff1a_编译器错误清单.A2" style:display-name="Dorado编译器：编译器错误清单.A2" style:family="table-cell">
      <style:table-cell-properties style:vertical-align="middle" fo:padding="0.097cm" fo:border-left="0.05pt solid #000000" fo:border-right="none" fo:border-top="none" fo:border-bottom="0.05pt solid #000000"/>
    </style:style>
    <style:style style:name="Dorado编译器_ff1a_编译器错误清单.B2" style:display-name="Dorado编译器：编译器错误清单.B2" style:family="table-cell">
      <style:table-cell-properties fo:padding="0.097cm" fo:border-left="0.05pt solid #000000" fo:border-right="none" fo:border-top="none" fo:border-bottom="0.05pt solid #000000"/>
    </style:style>
    <style:style style:name="Dorado编译器_ff1a_编译器错误清单.C2" style:display-name="Dorado编译器：编译器错误清单.C2" style:family="table-cell">
      <style:table-cell-properties style:vertical-align="middle" fo:padding="0.097cm" fo:border-left="0.05pt solid #000000" fo:border-right="0.05pt solid #000000" fo:border-top="none" fo:border-bottom="0.05pt solid #000000"/>
    </style:style>
    <style:style style:name="Dorado编译器_ff1a_编译器错误清单.B3" style:display-name="Dorado编译器：编译器错误清单.B3" style:family="table-cell">
      <style:table-cell-properties fo:padding="0.097cm" fo:border-left="0.05pt solid #000000" fo:border-right="none" fo:border-top="none" fo:border-bottom="0.05pt solid #000000"/>
    </style:style>
    <style:style style:name="Dorado编译器_ff1a_编译器错误清单.B4" style:display-name="Dorado编译器：编译器错误清单.B4" style:family="table-cell">
      <style:table-cell-properties fo:padding="0.097cm" fo:border-left="0.05pt solid #000000" fo:border-right="none" fo:border-top="none" fo:border-bottom="0.05pt solid #000000"/>
    </style:style>
    <style:style style:name="Dorado编译器_ff1a_编译器错误清单.B5" style:display-name="Dorado编译器：编译器错误清单.B5" style:family="table-cell">
      <style:table-cell-properties fo:padding="0.097cm" fo:border-left="0.05pt solid #000000" fo:border-right="none" fo:border-top="none" fo:border-bottom="0.05pt solid #000000"/>
    </style:style>
    <style:style style:name="Dorado编译器_ff1a_编译器错误清单.B6" style:display-name="Dorado编译器：编译器错误清单.B6" style:family="table-cell">
      <style:table-cell-properties fo:padding="0.097cm" fo:border-left="0.05pt solid #000000" fo:border-right="none" fo:border-top="none" fo:border-bottom="0.05pt solid #000000"/>
    </style:style>
    <style:style style:name="Dorado编译器_ff1a_编译器错误清单.B7" style:display-name="Dorado编译器：编译器错误清单.B7" style:family="table-cell">
      <style:table-cell-properties fo:padding="0.097cm" fo:border-left="0.05pt solid #000000" fo:border-right="none" fo:border-top="none" fo:border-bottom="0.05pt solid #000000"/>
    </style:style>
    <style:style style:name="Dorado编译器_ff1a_编译器错误清单.B8" style:display-name="Dorado编译器：编译器错误清单.B8" style:family="table-cell">
      <style:table-cell-properties fo:padding="0.097cm" fo:border-left="0.05pt solid #000000" fo:border-right="none" fo:border-top="none" fo:border-bottom="0.05pt solid #000000"/>
    </style:style>
    <style:style style:name="Dorado编译器_ff1a_编译器错误清单.B9" style:display-name="Dorado编译器：编译器错误清单.B9" style:family="table-cell">
      <style:table-cell-properties fo:padding="0.097cm" fo:border-left="0.05pt solid #000000" fo:border-right="none" fo:border-top="none" fo:border-bottom="0.05pt solid #000000"/>
    </style:style>
    <style:style style:name="Dorado编译器_ff1a_编译器错误清单.B10" style:display-name="Dorado编译器：编译器错误清单.B10" style:family="table-cell">
      <style:table-cell-properties fo:padding="0.097cm" fo:border-left="0.05pt solid #000000" fo:border-right="none" fo:border-top="none" fo:border-bottom="0.05pt solid #000000"/>
    </style:style>
    <style:style style:name="P1" style:family="paragraph" style:parent-style-name="Text_20_body">
      <style:text-properties officeooo:rsid="00196886" officeooo:paragraph-rsid="00196886"/>
    </style:style>
    <style:style style:name="P2" style:family="paragraph" style:parent-style-name="Text_20_body">
      <style:text-properties officeooo:rsid="0019eece" officeooo:paragraph-rsid="0019eece"/>
    </style:style>
    <style:style style:name="P3" style:family="paragraph" style:parent-style-name="Text_20_body">
      <style:paragraph-properties fo:text-align="center" style:justify-single-word="false"/>
      <style:text-properties officeooo:rsid="0019eece" officeooo:paragraph-rsid="0019eece"/>
    </style:style>
    <style:style style:name="P4" style:family="paragraph" style:parent-style-name="Text_20_body">
      <style:paragraph-properties fo:text-align="start" style:justify-single-word="false"/>
      <style:text-properties officeooo:rsid="0019eece" officeooo:paragraph-rsid="0019eece"/>
    </style:style>
    <style:style style:name="P5" style:family="paragraph" style:parent-style-name="Text_20_body">
      <style:paragraph-properties fo:text-align="start" style:justify-single-word="false"/>
      <style:text-properties officeooo:rsid="0019eece" officeooo:paragraph-rsid="0080b7af"/>
    </style:style>
    <style:style style:name="P6" style:family="paragraph" style:parent-style-name="Text_20_body">
      <style:text-properties officeooo:paragraph-rsid="002580aa"/>
    </style:style>
    <style:style style:name="P7" style:family="paragraph" style:parent-style-name="Text_20_body">
      <style:text-properties officeooo:paragraph-rsid="002981f5"/>
    </style:style>
    <style:style style:name="P8" style:family="paragraph" style:parent-style-name="Text_20_body">
      <style:text-properties officeooo:rsid="002a7834" officeooo:paragraph-rsid="002a7834"/>
    </style:style>
    <style:style style:name="P9" style:family="paragraph" style:parent-style-name="Text_20_body">
      <style:text-properties officeooo:rsid="002471b0" officeooo:paragraph-rsid="002471b0"/>
    </style:style>
    <style:style style:name="P10" style:family="paragraph" style:parent-style-name="Text_20_body">
      <style:text-properties officeooo:rsid="0030a178" officeooo:paragraph-rsid="0030a178"/>
    </style:style>
    <style:style style:name="P11" style:family="paragraph" style:parent-style-name="Text_20_body">
      <style:paragraph-properties fo:text-align="center" style:justify-single-word="false"/>
      <style:text-properties officeooo:rsid="0030a178" officeooo:paragraph-rsid="0030a178"/>
    </style:style>
    <style:style style:name="P12" style:family="paragraph" style:parent-style-name="Text_20_body">
      <style:text-properties officeooo:rsid="004186c9" officeooo:paragraph-rsid="004186c9"/>
    </style:style>
    <style:style style:name="P13" style:family="paragraph" style:parent-style-name="Text_20_body">
      <style:text-properties officeooo:rsid="0042975a" officeooo:paragraph-rsid="0042975a"/>
    </style:style>
    <style:style style:name="P14" style:family="paragraph" style:parent-style-name="Text_20_body">
      <style:text-properties officeooo:rsid="00432909" officeooo:paragraph-rsid="00432909"/>
    </style:style>
    <style:style style:name="P15" style:family="paragraph" style:parent-style-name="Text_20_body">
      <style:text-properties officeooo:rsid="0044033e" officeooo:paragraph-rsid="0044033e"/>
    </style:style>
    <style:style style:name="P16" style:family="paragraph" style:parent-style-name="Text_20_body">
      <style:text-properties officeooo:rsid="004f1486" officeooo:paragraph-rsid="004f1486"/>
    </style:style>
    <style:style style:name="P17" style:family="paragraph" style:parent-style-name="Text_20_body">
      <style:text-properties officeooo:rsid="005519b8" officeooo:paragraph-rsid="005519b8"/>
    </style:style>
    <style:style style:name="P18" style:family="paragraph" style:parent-style-name="Text_20_body">
      <style:text-properties officeooo:rsid="005732b1" officeooo:paragraph-rsid="005732b1"/>
    </style:style>
    <style:style style:name="P19" style:family="paragraph" style:parent-style-name="Text_20_body">
      <style:text-properties officeooo:rsid="00601107" officeooo:paragraph-rsid="00601107"/>
    </style:style>
    <style:style style:name="P20" style:family="paragraph" style:parent-style-name="Text_20_body">
      <style:text-properties officeooo:rsid="00635866" officeooo:paragraph-rsid="00635866"/>
    </style:style>
    <style:style style:name="P21" style:family="paragraph" style:parent-style-name="Text_20_body">
      <style:text-properties officeooo:rsid="002baf40" officeooo:paragraph-rsid="002baf40"/>
    </style:style>
    <style:style style:name="P22" style:family="paragraph" style:parent-style-name="Text_20_body">
      <style:paragraph-properties fo:text-align="center" style:justify-single-word="false"/>
      <style:text-properties officeooo:rsid="002baf40" officeooo:paragraph-rsid="006b5252"/>
    </style:style>
    <style:style style:name="P23" style:family="paragraph" style:parent-style-name="Text_20_body">
      <style:text-properties officeooo:rsid="006c235e" officeooo:paragraph-rsid="006c235e"/>
    </style:style>
    <style:style style:name="P24" style:family="paragraph" style:parent-style-name="Text_20_body">
      <style:text-properties officeooo:rsid="007afbce" officeooo:paragraph-rsid="007afbce"/>
    </style:style>
    <style:style style:name="P25" style:family="paragraph" style:parent-style-name="Text_20_body">
      <style:paragraph-properties fo:text-align="start" style:justify-single-word="false"/>
      <style:text-properties officeooo:rsid="0068b65b" officeooo:paragraph-rsid="006b5252"/>
    </style:style>
    <style:style style:name="P26" style:family="paragraph" style:parent-style-name="Text_20_body">
      <style:text-properties officeooo:rsid="00bc467e" officeooo:paragraph-rsid="00bc467e"/>
    </style:style>
    <style:style style:name="P27" style:family="paragraph" style:parent-style-name="Text_20_body">
      <style:paragraph-properties fo:text-align="center" style:justify-single-word="false"/>
      <style:text-properties officeooo:rsid="00bc467e" officeooo:paragraph-rsid="00bc467e"/>
    </style:style>
    <style:style style:name="P28" style:family="paragraph" style:parent-style-name="Text_20_body">
      <style:text-properties officeooo:rsid="00d6ac44" officeooo:paragraph-rsid="00d6ac44"/>
    </style:style>
    <style:style style:name="P29" style:family="paragraph" style:parent-style-name="Text_20_body">
      <style:text-properties officeooo:paragraph-rsid="00efa59c"/>
    </style:style>
    <style:style style:name="P30" style:family="paragraph" style:parent-style-name="Text_20_body">
      <style:paragraph-properties fo:text-align="start" style:justify-single-word="false"/>
      <style:text-properties officeooo:rsid="00ff4b0b" officeooo:paragraph-rsid="00ff4b0b"/>
    </style:style>
    <style:style style:name="P31" style:family="paragraph" style:parent-style-name="Text_20_body">
      <style:paragraph-properties fo:text-align="start" style:justify-single-word="false"/>
      <style:text-properties officeooo:rsid="010232eb" officeooo:paragraph-rsid="01069cdb"/>
    </style:style>
    <style:style style:name="P32" style:family="paragraph" style:parent-style-name="Text_20_body">
      <style:paragraph-properties fo:text-align="center" style:justify-single-word="false"/>
    </style:style>
    <style:style style:name="P33" style:family="paragraph" style:parent-style-name="Text_20_body">
      <style:text-properties officeooo:paragraph-rsid="00e03d5a"/>
    </style:style>
    <style:style style:name="P34" style:family="paragraph" style:parent-style-name="Text_20_body">
      <style:text-properties officeooo:rsid="01381929" officeooo:paragraph-rsid="01381929"/>
    </style:style>
    <style:style style:name="P35" style:family="paragraph" style:parent-style-name="Text_20_body">
      <style:text-properties officeooo:rsid="013b59ea" officeooo:paragraph-rsid="013b59ea"/>
    </style:style>
    <style:style style:name="P36" style:family="paragraph" style:parent-style-name="Title">
      <style:text-properties officeooo:rsid="00196886" officeooo:paragraph-rsid="00196886"/>
    </style:style>
    <style:style style:name="P37" style:family="paragraph" style:parent-style-name="Table_20_Contents">
      <style:text-properties officeooo:rsid="003368e0" officeooo:paragraph-rsid="003368e0"/>
    </style:style>
    <style:style style:name="P38" style:family="paragraph" style:parent-style-name="Table_20_Contents">
      <style:text-properties officeooo:rsid="0033cf15" officeooo:paragraph-rsid="0033cf15"/>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text-properties officeooo:paragraph-rsid="009bd2f6"/>
    </style:style>
    <style:style style:name="P41" style:family="paragraph" style:parent-style-name="Table_20_Contents">
      <style:paragraph-properties fo:text-align="center" style:justify-single-word="false"/>
      <style:text-properties officeooo:paragraph-rsid="00ed0919"/>
    </style:style>
    <style:style style:name="P42" style:family="paragraph" style:parent-style-name="Table_20_Contents">
      <style:paragraph-properties fo:text-align="center" style:justify-single-word="false"/>
      <style:text-properties officeooo:paragraph-rsid="00f7e161"/>
    </style:style>
    <style:style style:name="P43" style:family="paragraph" style:parent-style-name="Table_20_Contents">
      <style:paragraph-properties fo:text-align="center" style:justify-single-word="false"/>
      <style:text-properties officeooo:paragraph-rsid="01277acc"/>
    </style:style>
    <style:style style:name="P44" style:family="paragraph" style:parent-style-name="Table_20_Contents">
      <style:paragraph-properties fo:text-align="start" style:justify-single-word="false"/>
    </style:style>
    <style:style style:name="P45" style:family="paragraph" style:parent-style-name="Table_20_Contents">
      <style:paragraph-properties fo:text-align="start" style:justify-single-word="false"/>
      <style:text-properties officeooo:rsid="009cc108" officeooo:paragraph-rsid="009cc108"/>
    </style:style>
    <style:style style:name="P46" style:family="paragraph" style:parent-style-name="Table_20_Contents">
      <style:paragraph-properties fo:text-align="start" style:justify-single-word="false"/>
      <style:text-properties officeooo:rsid="009cc108" officeooo:paragraph-rsid="00a6ee6e"/>
    </style:style>
    <style:style style:name="P47" style:family="paragraph" style:parent-style-name="Table_20_Contents">
      <style:paragraph-properties fo:text-align="start" style:justify-single-word="false"/>
      <style:text-properties officeooo:rsid="009cc108" officeooo:paragraph-rsid="00d355a9"/>
    </style:style>
    <style:style style:name="P48" style:family="paragraph" style:parent-style-name="Table_20_Contents">
      <style:paragraph-properties fo:text-align="center" style:justify-single-word="false"/>
      <style:text-properties officeooo:rsid="00e88470" officeooo:paragraph-rsid="00f7e161"/>
    </style:style>
    <style:style style:name="P49" style:family="paragraph" style:parent-style-name="Table_20_Contents">
      <style:paragraph-properties fo:text-align="center" style:justify-single-word="false"/>
      <style:text-properties officeooo:rsid="00ea311f" officeooo:paragraph-rsid="00f7e161"/>
    </style:style>
    <style:style style:name="P50" style:family="paragraph" style:parent-style-name="Table_20_Contents">
      <style:text-properties officeooo:paragraph-rsid="00f7e161"/>
    </style:style>
    <style:style style:name="P51" style:family="paragraph" style:parent-style-name="Table_20_Contents">
      <style:paragraph-properties fo:text-align="center" style:justify-single-word="false"/>
      <style:text-properties officeooo:rsid="00f9bdd1" officeooo:paragraph-rsid="00f9bdd1"/>
    </style:style>
    <style:style style:name="P52" style:family="paragraph" style:parent-style-name="Table_20_Contents">
      <style:paragraph-properties fo:text-align="center" style:justify-single-word="false"/>
      <style:text-properties officeooo:rsid="00fb6491" officeooo:paragraph-rsid="00fb6491"/>
    </style:style>
    <style:style style:name="P53" style:family="paragraph" style:parent-style-name="Table_20_Contents">
      <style:paragraph-properties fo:text-align="center" style:justify-single-word="false"/>
      <style:text-properties officeooo:rsid="00fc491f" officeooo:paragraph-rsid="00fc491f"/>
    </style:style>
    <style:style style:name="P54" style:family="paragraph" style:parent-style-name="Table_20_Contents">
      <style:text-properties officeooo:paragraph-rsid="0108c764"/>
    </style:style>
    <style:style style:name="P55" style:family="paragraph" style:parent-style-name="Table_20_Contents">
      <style:paragraph-properties fo:text-align="center" style:justify-single-word="false"/>
      <style:text-properties officeooo:rsid="010ba238" officeooo:paragraph-rsid="010ba238"/>
    </style:style>
    <style:style style:name="P56" style:family="paragraph" style:parent-style-name="Table_20_Contents">
      <style:text-properties officeooo:rsid="011ba016" officeooo:paragraph-rsid="011ba39a"/>
    </style:style>
    <style:style style:name="P57" style:family="paragraph" style:parent-style-name="Table_20_Contents">
      <style:text-properties officeooo:rsid="01211768" officeooo:paragraph-rsid="01211768"/>
    </style:style>
    <style:style style:name="P58" style:family="paragraph" style:parent-style-name="Table_20_Contents">
      <style:paragraph-properties fo:text-align="center" style:justify-single-word="false"/>
      <style:text-properties officeooo:rsid="01243880" officeooo:paragraph-rsid="01243880"/>
    </style:style>
    <style:style style:name="P59" style:family="paragraph" style:parent-style-name="Table_20_Contents">
      <style:text-properties officeooo:rsid="012469f2" officeooo:paragraph-rsid="012469f2"/>
    </style:style>
    <style:style style:name="P60" style:family="paragraph" style:parent-style-name="Table_20_Contents">
      <style:paragraph-properties fo:text-align="center" style:justify-single-word="false"/>
      <style:text-properties officeooo:rsid="012623a6" officeooo:paragraph-rsid="01243880"/>
    </style:style>
    <style:style style:name="P61" style:family="paragraph" style:parent-style-name="Table_20_Contents">
      <style:paragraph-properties fo:text-align="center" style:justify-single-word="false"/>
      <style:text-properties officeooo:rsid="012623a6" officeooo:paragraph-rsid="012623a6"/>
    </style:style>
    <style:style style:name="P62" style:family="paragraph" style:parent-style-name="Table_20_Contents">
      <style:text-properties officeooo:rsid="012682cb" officeooo:paragraph-rsid="012682cb"/>
    </style:style>
    <style:style style:name="P63" style:family="paragraph" style:parent-style-name="Table_20_Contents">
      <style:text-properties officeooo:rsid="01277acc" officeooo:paragraph-rsid="0127ec93"/>
    </style:style>
    <style:style style:name="P64" style:family="paragraph" style:parent-style-name="Table_20_Contents">
      <style:paragraph-properties fo:text-align="center" style:justify-single-word="false"/>
      <style:text-properties officeooo:rsid="0127ec93" officeooo:paragraph-rsid="0127ec93"/>
    </style:style>
    <style:style style:name="P65" style:family="paragraph" style:parent-style-name="Table_20_Contents">
      <style:paragraph-properties fo:text-align="center" style:justify-single-word="false"/>
      <style:text-properties officeooo:rsid="0129cdc5" officeooo:paragraph-rsid="0129cdc5"/>
    </style:style>
    <style:style style:name="P66" style:family="paragraph" style:parent-style-name="Table_20_Contents">
      <style:text-properties officeooo:rsid="0129cdc5" officeooo:paragraph-rsid="0129cdc5"/>
    </style:style>
    <style:style style:name="P67" style:family="paragraph" style:parent-style-name="Table_20_Contents">
      <style:paragraph-properties fo:text-align="center" style:justify-single-word="false"/>
      <style:text-properties officeooo:rsid="012c9980" officeooo:paragraph-rsid="012c9980"/>
    </style:style>
    <style:style style:name="P68" style:family="paragraph" style:parent-style-name="Table_20_Contents">
      <style:text-properties officeooo:rsid="012c9980" officeooo:paragraph-rsid="012c9980"/>
    </style:style>
    <style:style style:name="P69" style:family="paragraph" style:parent-style-name="Table_20_Contents">
      <style:paragraph-properties fo:text-align="center" style:justify-single-word="false"/>
      <style:text-properties officeooo:rsid="0131bf4e" officeooo:paragraph-rsid="0131bf4e"/>
    </style:style>
    <style:style style:name="P70" style:family="paragraph" style:parent-style-name="Table_20_Contents">
      <style:text-properties officeooo:rsid="0131bf4e" officeooo:paragraph-rsid="0131bf4e"/>
    </style:style>
    <style:style style:name="P71" style:family="paragraph" style:parent-style-name="Table_20_Heading">
      <style:text-properties officeooo:paragraph-rsid="009bd2f6"/>
    </style:style>
    <style:style style:name="P72" style:family="paragraph" style:parent-style-name="Table_20_Heading">
      <style:text-properties officeooo:paragraph-rsid="00f7e161"/>
    </style:style>
    <style:style style:name="P73" style:family="paragraph" style:parent-style-name="Table_20_Heading">
      <style:text-properties officeooo:paragraph-rsid="00feb36c"/>
    </style:style>
    <style:style style:name="P74" style:family="paragraph" style:parent-style-name="Contents_20_Heading">
      <style:paragraph-properties fo:break-before="page"/>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ent-style-name="Text_20_body" style:list-style-name="L1">
      <style:text-properties officeooo:rsid="003772e0" officeooo:paragraph-rsid="003772e0"/>
    </style:style>
    <style:style style:name="P79" style:family="paragraph" style:parent-style-name="Text_20_body" style:list-style-name="L1">
      <style:text-properties officeooo:rsid="003772e0" officeooo:paragraph-rsid="00aa5afc"/>
    </style:style>
    <style:style style:name="P80" style:family="paragraph" style:parent-style-name="Text_20_body" style:list-style-name="L1">
      <style:text-properties officeooo:rsid="0037f196" officeooo:paragraph-rsid="0037f196"/>
    </style:style>
    <style:style style:name="P81" style:family="paragraph" style:parent-style-name="Text_20_body" style:list-style-name="L2">
      <style:text-properties officeooo:rsid="005732b1" officeooo:paragraph-rsid="005732b1"/>
    </style:style>
    <style:style style:name="P82" style:family="paragraph" style:parent-style-name="Text_20_body" style:list-style-name="L3">
      <style:text-properties officeooo:rsid="006c235e" officeooo:paragraph-rsid="006c235e"/>
    </style:style>
    <style:style style:name="P83" style:family="paragraph" style:parent-style-name="Text_20_body" style:list-style-name="L3">
      <style:paragraph-properties fo:text-align="center" style:justify-single-word="false"/>
      <style:text-properties officeooo:rsid="006c235e" officeooo:paragraph-rsid="006c235e"/>
    </style:style>
    <style:style style:name="P84" style:family="paragraph" style:parent-style-name="Text_20_body" style:list-style-name="L5">
      <style:paragraph-properties fo:text-align="center" style:justify-single-word="false"/>
      <style:text-properties officeooo:rsid="006c235e" officeooo:paragraph-rsid="006c235e"/>
    </style:style>
    <style:style style:name="P85" style:family="paragraph" style:parent-style-name="Text_20_body" style:list-style-name="L4">
      <style:text-properties officeooo:rsid="006c235e" officeooo:paragraph-rsid="006c235e"/>
    </style:style>
    <style:style style:name="P86" style:family="paragraph" style:parent-style-name="Text_20_body" style:list-style-name="L5">
      <style:text-properties officeooo:rsid="006c235e" officeooo:paragraph-rsid="006c235e"/>
    </style:style>
    <style:style style:name="P87" style:family="paragraph" style:parent-style-name="Text_20_body" style:list-style-name="L5">
      <style:text-properties officeooo:rsid="006c235e" officeooo:paragraph-rsid="00b4e789"/>
    </style:style>
    <style:style style:name="P88" style:family="paragraph" style:parent-style-name="Text_20_body" style:list-style-name="L3">
      <style:text-properties officeooo:rsid="00b0822e" officeooo:paragraph-rsid="00b0822e"/>
    </style:style>
    <style:style style:name="P89" style:family="paragraph" style:parent-style-name="Text_20_body" style:list-style-name="L3">
      <style:text-properties officeooo:rsid="00b1cf10" officeooo:paragraph-rsid="00b1cf10"/>
    </style:style>
    <style:style style:name="P90" style:family="paragraph" style:parent-style-name="Text_20_body" style:list-style-name="L3">
      <style:text-properties officeooo:rsid="00b36179" officeooo:paragraph-rsid="00b36179"/>
    </style:style>
    <style:style style:name="P91" style:family="paragraph" style:parent-style-name="Heading_20_1">
      <style:text-properties officeooo:paragraph-rsid="009bd2f6"/>
    </style:style>
    <style:style style:name="P92" style:family="paragraph" style:parent-style-name="Heading_20_1">
      <style:paragraph-properties fo:break-before="page"/>
    </style:style>
    <style:style style:name="P93" style:family="paragraph" style:parent-style-name="Heading_20_2">
      <style:text-properties officeooo:rsid="002580aa" officeooo:paragraph-rsid="002580aa"/>
    </style:style>
    <style:style style:name="P94" style:family="paragraph" style:parent-style-name="Heading_20_2">
      <style:text-properties officeooo:rsid="0022ee80" officeooo:paragraph-rsid="0022ee80"/>
    </style:style>
    <style:style style:name="P95" style:family="paragraph" style:parent-style-name="Title">
      <style:text-properties officeooo:rsid="013d5014" officeooo:paragraph-rsid="013d5014"/>
    </style:style>
    <style:style style:name="P96" style:family="paragraph" style:parent-style-name="Heading_20_3">
      <style:text-properties officeooo:rsid="00307d38" officeooo:paragraph-rsid="00307d38"/>
    </style:style>
    <style:style style:name="P97" style:family="paragraph" style:parent-style-name="Heading_20_3">
      <style:text-properties officeooo:paragraph-rsid="00508f2f"/>
    </style:style>
    <style:style style:name="P98" style:family="paragraph" style:parent-style-name="Heading_20_3">
      <style:text-properties officeooo:rsid="00efa59c" officeooo:paragraph-rsid="00efa59c"/>
    </style:style>
    <style:style style:name="P99" style:family="paragraph" style:parent-style-name="Heading_20_3">
      <style:text-properties officeooo:paragraph-rsid="00f7e161"/>
    </style:style>
    <style:style style:name="T1" style:family="text">
      <style:text-properties officeooo:rsid="001b575a"/>
    </style:style>
    <style:style style:name="T2" style:family="text">
      <style:text-properties officeooo:rsid="0020c412"/>
    </style:style>
    <style:style style:name="T3" style:family="text">
      <style:text-properties officeooo:rsid="0022192f"/>
    </style:style>
    <style:style style:name="T4" style:family="text">
      <style:text-properties officeooo:rsid="002580aa"/>
    </style:style>
    <style:style style:name="T5" style:family="text">
      <style:text-properties officeooo:rsid="002789da"/>
    </style:style>
    <style:style style:name="T6" style:family="text">
      <style:text-properties officeooo:rsid="002981f5"/>
    </style:style>
    <style:style style:name="T7" style:family="text">
      <style:text-properties officeooo:rsid="002abee4"/>
    </style:style>
    <style:style style:name="T8" style:family="text">
      <style:text-properties officeooo:rsid="002baf40"/>
    </style:style>
    <style:style style:name="T9" style:family="text">
      <style:text-properties officeooo:rsid="002c9013"/>
    </style:style>
    <style:style style:name="T10" style:family="text">
      <style:text-properties fo:font-weight="bold" style:font-weight-asian="bold" style:font-weight-complex="bold"/>
    </style:style>
    <style:style style:name="T11" style:family="text">
      <style:text-properties fo:font-weight="bold" officeooo:rsid="003368e0" style:font-weight-asian="bold" style:font-weight-complex="bold"/>
    </style:style>
    <style:style style:name="T12" style:family="text">
      <style:text-properties fo:font-weight="bold" officeooo:rsid="003772e0" style:font-weight-asian="bold" style:font-weight-complex="bold"/>
    </style:style>
    <style:style style:name="T13" style:family="text">
      <style:text-properties fo:font-weight="bold" officeooo:rsid="010130e3" style:font-weight-asian="bold" style:font-weight-complex="bold"/>
    </style:style>
    <style:style style:name="T14" style:family="text">
      <style:text-properties officeooo:rsid="003368e0"/>
    </style:style>
    <style:style style:name="T15" style:family="text">
      <style:text-properties officeooo:rsid="00358928"/>
    </style:style>
    <style:style style:name="T16" style:family="text">
      <style:text-properties officeooo:rsid="003772e0"/>
    </style:style>
    <style:style style:name="T17" style:family="text">
      <style:text-properties officeooo:rsid="003875af"/>
    </style:style>
    <style:style style:name="T18" style:family="text">
      <style:text-properties officeooo:rsid="0039a0c7"/>
    </style:style>
    <style:style style:name="T19" style:family="text">
      <style:text-properties officeooo:rsid="00445e60"/>
    </style:style>
    <style:style style:name="T20" style:family="text">
      <style:text-properties officeooo:rsid="004648c3"/>
    </style:style>
    <style:style style:name="T21" style:family="text">
      <style:text-properties officeooo:rsid="00477497"/>
    </style:style>
    <style:style style:name="T22" style:family="text">
      <style:text-properties officeooo:rsid="0048918d"/>
    </style:style>
    <style:style style:name="T23" style:family="text">
      <style:text-properties officeooo:rsid="0049d70a"/>
    </style:style>
    <style:style style:name="T24" style:family="text">
      <style:text-properties officeooo:rsid="004d799f"/>
    </style:style>
    <style:style style:name="T25" style:family="text">
      <style:text-properties style:font-name="微软雅黑" style:font-name-asian="微软雅黑"/>
    </style:style>
    <style:style style:name="T26" style:family="text">
      <style:text-properties officeooo:rsid="00529c89"/>
    </style:style>
    <style:style style:name="T27" style:family="text">
      <style:text-properties officeooo:rsid="00590bd6"/>
    </style:style>
    <style:style style:name="T28" style:family="text">
      <style:text-properties officeooo:rsid="0068b65b"/>
    </style:style>
    <style:style style:name="T29" style:family="text">
      <style:text-properties officeooo:rsid="0073d4c9"/>
    </style:style>
    <style:style style:name="T30" style:family="text">
      <style:text-properties officeooo:rsid="00773ef0"/>
    </style:style>
    <style:style style:name="T31" style:family="text">
      <style:text-properties officeooo:rsid="007bef03"/>
    </style:style>
    <style:style style:name="T32" style:family="text">
      <style:text-properties officeooo:rsid="007de185"/>
    </style:style>
    <style:style style:name="T33" style:family="text">
      <style:text-properties officeooo:rsid="0084c1f1"/>
    </style:style>
    <style:style style:name="T34" style:family="text">
      <style:text-properties officeooo:rsid="008a49b3"/>
    </style:style>
    <style:style style:name="T35" style:family="text">
      <style:text-properties officeooo:rsid="008e56ee"/>
    </style:style>
    <style:style style:name="T36" style:family="text">
      <style:text-properties officeooo:rsid="008e8b19"/>
    </style:style>
    <style:style style:name="T37" style:family="text">
      <style:text-properties officeooo:rsid="00982e60"/>
    </style:style>
    <style:style style:name="T38" style:family="text">
      <style:text-properties officeooo:rsid="009d403d"/>
    </style:style>
    <style:style style:name="T39" style:family="text">
      <style:text-properties officeooo:rsid="009eff48"/>
    </style:style>
    <style:style style:name="T40" style:family="text">
      <style:text-properties officeooo:rsid="00a1a07d"/>
    </style:style>
    <style:style style:name="T41" style:family="text">
      <style:text-properties officeooo:rsid="00a34964"/>
    </style:style>
    <style:style style:name="T42" style:family="text">
      <style:text-properties officeooo:rsid="00a52607"/>
    </style:style>
    <style:style style:name="T43" style:family="text">
      <style:text-properties officeooo:rsid="00aa8769"/>
    </style:style>
    <style:style style:name="T44" style:family="text">
      <style:text-properties officeooo:rsid="00ac7afb"/>
    </style:style>
    <style:style style:name="T45" style:family="text">
      <style:text-properties officeooo:rsid="00ae02fc"/>
    </style:style>
    <style:style style:name="T46" style:family="text">
      <style:text-properties officeooo:rsid="00afb6e2"/>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officeooo:rsid="00b43946"/>
    </style:style>
    <style:style style:name="T49" style:family="text">
      <style:text-properties officeooo:rsid="00b6b596"/>
    </style:style>
    <style:style style:name="T50" style:family="text">
      <style:text-properties officeooo:rsid="00bdafe9"/>
    </style:style>
    <style:style style:name="T51" style:family="text">
      <style:text-properties officeooo:rsid="00cba8c5"/>
    </style:style>
    <style:style style:name="T52" style:family="text">
      <style:text-properties officeooo:rsid="00cf6680"/>
    </style:style>
    <style:style style:name="T53" style:family="text">
      <style:text-properties officeooo:rsid="00d085aa"/>
    </style:style>
    <style:style style:name="T54" style:family="text">
      <style:text-properties officeooo:rsid="00d21b79"/>
    </style:style>
    <style:style style:name="T55" style:family="text">
      <style:text-properties officeooo:rsid="00d446b0"/>
    </style:style>
    <style:style style:name="T56" style:family="text">
      <style:text-properties officeooo:rsid="00d53feb"/>
    </style:style>
    <style:style style:name="T57" style:family="text">
      <style:text-properties officeooo:rsid="00d9ef26"/>
    </style:style>
    <style:style style:name="T58" style:family="text">
      <style:text-properties officeooo:rsid="00d9f796"/>
    </style:style>
    <style:style style:name="T59" style:family="text">
      <style:text-properties officeooo:rsid="00ddeb23"/>
    </style:style>
    <style:style style:name="T60" style:family="text">
      <style:text-properties officeooo:rsid="00e88470"/>
    </style:style>
    <style:style style:name="T61" style:family="text">
      <style:text-properties officeooo:rsid="00f008e8"/>
    </style:style>
    <style:style style:name="T62" style:family="text">
      <style:text-properties officeooo:rsid="00f45e69"/>
    </style:style>
    <style:style style:name="T63" style:family="text">
      <style:text-properties officeooo:rsid="00f9bdd1"/>
    </style:style>
    <style:style style:name="T64" style:family="text">
      <style:text-properties officeooo:rsid="00fb6491"/>
    </style:style>
    <style:style style:name="T65" style:family="text">
      <style:text-properties officeooo:rsid="010130e3"/>
    </style:style>
    <style:style style:name="T66" style:family="text">
      <style:text-properties officeooo:rsid="01069cdb"/>
    </style:style>
    <style:style style:name="T67" style:family="text">
      <style:text-properties officeooo:rsid="0106d1db"/>
    </style:style>
    <style:style style:name="T68" style:family="text">
      <style:text-properties officeooo:rsid="010ba238"/>
    </style:style>
    <style:style style:name="T69" style:family="text">
      <style:text-properties officeooo:rsid="011ba39a"/>
    </style:style>
    <style:style style:name="T70" style:family="text">
      <style:text-properties officeooo:rsid="012623a6"/>
    </style:style>
    <style:style style:name="T71" style:family="text">
      <style:text-properties officeooo:rsid="0127ec93"/>
    </style:style>
    <style:style style:name="T72" style:family="text">
      <style:text-properties officeooo:rsid="012b4754"/>
    </style:style>
    <style:style style:name="T73" style:family="text">
      <style:text-properties officeooo:rsid="012e587a"/>
    </style:style>
    <style:style style:name="T74" style:family="text">
      <style:text-properties officeooo:rsid="00e03d5a"/>
    </style:style>
    <style:style style:name="T75" style:family="text">
      <style:text-properties officeooo:rsid="013a3e85"/>
    </style:style>
    <style:style style:name="T76" style:family="text">
      <style:text-properties officeooo:rsid="013cd826"/>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6">Dorado</text:p>
      <text:p text:style-name="Subtitle">基于THCO-MIPS指令集的编译工具集设计</text:p>
      <text:p text:style-name="Subtitle">数据结构课程设计</text:p>
      <text:p text:style-name="P32">2017年6月·北京石油化工学院 计算机科学与技术系</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74">目录</text:p>
          </text:index-title>
          <text:p text:style-name="P76"><text:a xlink:type="simple" xlink:href="#__RefHeading___Toc115_1673553260" text:style-name="Index_20_Link" text:visited-style-name="Index_20_Link">一、项目概况<text:tab/>3</text:a></text:p>
          <text:p text:style-name="P75"><text:a xlink:type="simple" xlink:href="#__RefHeading___Toc117_1673553260" text:style-name="Index_20_Link" text:visited-style-name="Index_20_Link">1.项目简介<text:tab/>3</text:a></text:p>
          <text:p text:style-name="P75"><text:a xlink:type="simple" xlink:href="#__RefHeading___Toc229_1673553260" text:style-name="Index_20_Link" text:visited-style-name="Index_20_Link">2.开发环境<text:tab/>3</text:a></text:p>
          <text:p text:style-name="P75"><text:a xlink:type="simple" xlink:href="#__RefHeading___Toc530_263229148" text:style-name="Index_20_Link" text:visited-style-name="Index_20_Link">3.开源软件使用情况<text:tab/>4</text:a></text:p>
          <text:p text:style-name="P75"><text:a xlink:type="simple" xlink:href="#__RefHeading___Toc495_771253024" text:style-name="Index_20_Link" text:visited-style-name="Index_20_Link">4.和数据结构实验相关的信息<text:tab/>4</text:a></text:p>
          <text:p text:style-name="P77"><text:a xlink:type="simple" xlink:href="#__RefHeading___Toc497_771253024" text:style-name="Index_20_Link" text:visited-style-name="Index_20_Link">(1).概况<text:tab/>4</text:a></text:p>
          <text:p text:style-name="P77"><text:a xlink:type="simple" xlink:href="#__RefHeading___Toc499_771253024" text:style-name="Index_20_Link" text:visited-style-name="Index_20_Link">(2).使用的数据结构概览<text:tab/>4</text:a></text:p>
          <text:p text:style-name="P77"><text:a xlink:type="simple" xlink:href="#__RefHeading___Toc532_263229148" text:style-name="Index_20_Link" text:visited-style-name="Index_20_Link">(3).使用的算法概览<text:tab/>4</text:a></text:p>
          <text:p text:style-name="P76"><text:a xlink:type="simple" xlink:href="#__RefHeading___Toc223_1673553260" text:style-name="Index_20_Link" text:visited-style-name="Index_20_Link">二、biptC语言<text:tab/>5</text:a></text:p>
          <text:p text:style-name="P75"><text:a xlink:type="simple" xlink:href="#__RefHeading___Toc225_1673553260" text:style-name="Index_20_Link" text:visited-style-name="Index_20_Link">1.biptC语言简介<text:tab/>5</text:a></text:p>
          <text:p text:style-name="P75"><text:a xlink:type="simple" xlink:href="#__RefHeading___Toc126_580500796" text:style-name="Index_20_Link" text:visited-style-name="Index_20_Link">2.biptC语法元素<text:tab/>5</text:a></text:p>
          <text:p text:style-name="P77"><text:a xlink:type="simple" xlink:href="#__RefHeading___Toc128_580500796" text:style-name="Index_20_Link" text:visited-style-name="Index_20_Link">(1).语句<text:tab/>5</text:a></text:p>
          <text:p text:style-name="P77"><text:a xlink:type="simple" xlink:href="#__RefHeading___Toc579_287550086" text:style-name="Index_20_Link" text:visited-style-name="Index_20_Link">(2).注释<text:tab/>6</text:a></text:p>
          <text:p text:style-name="P77"><text:a xlink:type="simple" xlink:href="#__RefHeading___Toc630_1654871548" text:style-name="Index_20_Link" text:visited-style-name="Index_20_Link">(3).表达式<text:tab/>6</text:a></text:p>
          <text:p text:style-name="P75"><text:a xlink:type="simple" xlink:href="#__RefHeading___Toc130_580500796" text:style-name="Index_20_Link" text:visited-style-name="Index_20_Link">3.示例程序<text:tab/>6</text:a></text:p>
          <text:p text:style-name="P77"><text:a xlink:type="simple" xlink:href="#__RefHeading___Toc132_580500796" text:style-name="Index_20_Link" text:visited-style-name="Index_20_Link">(1).“你好，世界！“程序<text:tab/>6</text:a></text:p>
          <text:p text:style-name="P77"><text:a xlink:type="simple" xlink:href="#__RefHeading___Toc134_580500796" text:style-name="Index_20_Link" text:visited-style-name="Index_20_Link">(2)“1到100”程序<text:tab/>6</text:a></text:p>
          <text:p text:style-name="P77"><text:a xlink:type="simple" xlink:href="#__RefHeading___Toc136_580500796" text:style-name="Index_20_Link" text:visited-style-name="Index_20_Link">(3)“是否开灯”程序<text:tab/>7</text:a></text:p>
          <text:p text:style-name="P77"><text:a xlink:type="simple" xlink:href="#__RefHeading___Toc581_287550086" text:style-name="Index_20_Link" text:visited-style-name="Index_20_Link">(4)“获得高分”程序<text:tab/>7</text:a></text:p>
          <text:p text:style-name="P76"><text:a xlink:type="simple" xlink:href="#__RefHeading___Toc122_580500796" text:style-name="Index_20_Link" text:visited-style-name="Index_20_Link">三、Dorado编译器<text:tab/>8</text:a></text:p>
          <text:p text:style-name="P75"><text:a xlink:type="simple" xlink:href="#__RefHeading___Toc124_580500796" text:style-name="Index_20_Link" text:visited-style-name="Index_20_Link">1.Dorado编译器简介<text:tab/>8</text:a></text:p>
          <text:p text:style-name="P77"><text:a xlink:type="simple" xlink:href="#__RefHeading___Toc493_771253024" text:style-name="Index_20_Link" text:visited-style-name="Index_20_Link">(1).预处理阶段<text:tab/>9</text:a></text:p>
          <text:p text:style-name="P77"><text:a xlink:type="simple" xlink:href="#__RefHeading___Toc634_1654871548" text:style-name="Index_20_Link" text:visited-style-name="Index_20_Link">(2).词法分析阶段<text:tab/>11</text:a></text:p>
          <text:p text:style-name="P75"><text:a xlink:type="simple" xlink:href="#__RefHeading___Toc636_1654871548" text:style-name="Index_20_Link" text:visited-style-name="Index_20_Link">2.错误和异常处理<text:tab/>11</text:a></text:p>
          <text:p text:style-name="P77"><text:a xlink:type="simple" xlink:href="#__RefHeading___Toc638_1654871548" text:style-name="Index_20_Link" text:visited-style-name="Index_20_Link">(1).“让它崩溃”思想<text:tab/>11</text:a></text:p>
          <text:p text:style-name="P77"><text:a xlink:type="simple" xlink:href="#__RefHeading___Toc1014_1482555972" text:style-name="Index_20_Link" text:visited-style-name="Index_20_Link">(2).全局错误和异常<text:tab/>12</text:a></text:p>
          <text:p text:style-name="P77"><text:a xlink:type="simple" xlink:href="#__RefHeading___Toc640_1654871548" text:style-name="Index_20_Link" text:visited-style-name="Index_20_Link">(3).预编译期错误和异常<text:tab/>13</text:a></text:p>
        </text:index-body>
      </text:table-of-content>
      <text:h text:style-name="Heading_20_1" text:outline-level="1"/>
      <text:h text:style-name="P92"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我们构建的Dorado是一套基于THCO-MIPS指令集的编译器工具链<text:span text:style-name="T1">。其中，THCO-MIPS指令集是清华大学计算机系基于MIPS-16指令集修改的一套精简指令集(RISC)指令集合。与原先的MIPS16指令集相比，THCO-MIPS指令集更加适用于教学，并且在清华大学大二年级的《计算机组成原理》课程设计中，学生被要求使用超高速集成电路设计语言(VHDL)设计一套能够处理THCO-MIPS指令集的处理器。所以，面向THCO-MIPS指令集的编译器开发可以使学生对于计算机运行原理有更好的理解与提高。</text:span></text:p>
      <text:p text:style-name="P3"><draw:frame draw:style-name="fr1" draw:name="图像1" text:anchor-type="paragraph" svg:width="6.592cm" svg:height="4.759cm" draw:z-index="0"><draw:image xlink:href="Pictures/100002010000016F00000109D54EFDCA4DFABEEB.png" xlink:type="simple" xlink:show="embed" xlink:actuate="onLoad"/></draw:frame>图<text:span text:style-name="T2">1-Dorado编译器工具链</text:span></text:p>
      <text:p text:style-name="P4">我们希望设计一个面向<text:span text:style-name="T4">C语言子集的编译器工具链，并将编译好的二进制程序在清华大学计算机系《计算机组成原理》课中设计的电路板上运行。其中，我们以C语言为基础，筛选了其中的一部分特性，构建了我们的biptC语言标准。Dorado编译器工具集面向biptC语言进行编译。</text:span></text:p>
      <text:p text:style-name="P5">我们的作品<text:span text:style-name="T32">Dorado编译器是作为《数据结构课程设计》的一部分而编写的。我们在设计的过程中始终关注与数据结构课程相关的知识，有关此主题的更多信息，请见下方“和数据结构实验相关的信息”一节。同时，我们的作品全程使用了Git版本管理软件进行管理，代码被托管在GitHub上，以Apache2协议进行开源发布，有关项目的详情，请见https://github.com/bipt-urt/dorado。</text:span></text:p>
      <text:h text:style-name="P93" text:outline-level="2"><text:bookmark-start text:name="__RefHeading___Toc229_1673553260"/>2.开发环境<text:bookmark-end text:name="__RefHeading___Toc229_1673553260"/></text:h>
      <text:p text:style-name="P6">操作系统<text:span text:style-name="T6">：Ubuntu 16.04.2 LTS(64位)</text:span></text:p>
      <text:p text:style-name="P7">编译环境<text:span text:style-name="T6">：g++ (Ubuntu 5.4.0-6ubuntu1~16.04.4) 5.4.0 20160609</text:span></text:p>
      <text:p text:style-name="P8">uname信息<text:span text:style-name="T52">(开发机A)</text:span>：Linux dgideas-NUC 4.8.0-54-generic #57~16.04.1-Ubuntu SMP Wed May 24 16:22:28 UTC 2017 x86_64 x86_64 x86_64 GNU/Linux</text:p>
      <text:p text:style-name="P33"><text:span text:style-name="T74">uname信息(开发机B)：</text:span>Linux liangyongning-QTJ5 4.8.0-56-generic #61~16.04.1-Ubuntu SMP Wed Jun 14 11:58:22 UTC 2017 x86_64 x86_64 x86_64 GNU/Linux</text:p>
      <text:p text:style-name="P8">使用语言：C++（<text:span text:style-name="T7">2011标准</text:span>）</text:p>
      <text:h text:style-name="Heading_20_2" text:outline-level="2"><text:bookmark-start text:name="__RefHeading___Toc530_263229148"/><text:soft-page-break/>3.开源软件使用情况<text:bookmark-end text:name="__RefHeading___Toc530_263229148"/></text:h>
      <text:p text:style-name="Text_20_body">我们在编写和编译<text:span text:style-name="T36">Dorado编译器期间大量地使用了开源工具。离开这些开源工具和构建它们的开源社区的支持，Dorado编译器不可能完成。这些令人自豪的自由软件和开放源代码软件有：GNU/Linux、Ubuntu、Gnome、LibreOffice、Visual Studio Code、GCC、GDB。Dorado编译器在开发期间并没有参考任何其他程序的源代码。我们自豪地使用Apache2协议对我们的代码进行开源授权。</text:span></text:p>
      <text:h text:style-name="Heading_20_2" text:outline-level="2"><text:bookmark-start text:name="__RefHeading___Toc495_771253024"/><text:span text:style-name="T35">4</text:span>.和数据结构实验相关的信息<text:bookmark-end text:name="__RefHeading___Toc495_771253024"/></text:h>
      <text:h text:style-name="Heading_20_3" text:outline-level="3"><text:bookmark-start text:name="__RefHeading___Toc497_771253024"/>(1).概况<text:bookmark-end text:name="__RefHeading___Toc497_771253024"/></text:h>
      <text:p text:style-name="P24">Dorado编译器是作为北京石油化工学院计算机系《数据结构课程设计》的实验而编写的。在完成<text:span text:style-name="T31">Dorado编译器的过程中，我们始终注意强调不同种数据结构在Dorado编译器制作中的作用。同时，Dorado编译器在使用的整个过程中，大量的使用了C++标准库中的算法和用户自定义算法，离开这些算法的支持我们无法完成Dorado编译器。</text:span></text:p>
      <text:h text:style-name="Heading_20_3" text:outline-level="3"><text:bookmark-start text:name="__RefHeading___Toc499_771253024"/>(2).使用的数据结构概览<text:bookmark-end text:name="__RefHeading___Toc499_771253024"/></text:h>
      <table:table table:name="Dorado编译器工具集使用的数据结构" table:style-name="Dorado编译器工具集使用的数据结构">
        <table:table-column table:style-name="Dorado编译器工具集使用的数据结构.A"/>
        <table:table-column table:style-name="Dorado编译器工具集使用的数据结构.B"/>
        <table:table-header-rows>
          <table:table-row>
            <table:table-cell table:style-name="Dorado编译器工具集使用的数据结构.A1" office:value-type="string">
              <text:p text:style-name="Table_20_Heading">编译器组件</text:p>
            </table:table-cell>
            <table:table-cell table:style-name="Dorado编译器工具集使用的数据结构.B1" office:value-type="string">
              <text:p text:style-name="Table_20_Heading">使用的数据结构</text:p>
            </table:table-cell>
          </table:table-row>
        </table:table-header-rows>
        <table:table-row>
          <table:table-cell table:style-name="Dorado编译器工具集使用的数据结构.A2" office:value-type="string">
            <text:p text:style-name="P39">预编译器</text:p>
          </table:table-cell>
          <table:table-cell table:style-name="Dorado编译器工具集使用的数据结构.B2" office:value-type="string">
            <text:p text:style-name="P44">动态数组<text:span text:style-name="T34">：按行存储文件内容，存储符号表</text:span></text:p>
            <text:p text:style-name="P44">栈<text:span text:style-name="T39">：检测#ifdef和#endif匹配，非贪婪匹配条件编译指示</text:span></text:p>
            <text:p text:style-name="P44">哈希表<text:span text:style-name="T41">：预编译期变量</text:span></text:p>
          </table:table-cell>
        </table:table-row>
        <table:table-row>
          <table:table-cell table:style-name="Dorado编译器工具集使用的数据结构.A2" office:value-type="string">
            <text:p text:style-name="P39">分词工具</text:p>
          </table:table-cell>
          <table:table-cell table:style-name="Dorado编译器工具集使用的数据结构.B3" office:value-type="string">
            <text:p text:style-name="P44">动态数组<text:span text:style-name="T54">：按行存储文件内容</text:span></text:p>
            <text:p text:style-name="P44">自定义结构体<text:span text:style-name="T56">：部分符号表的用户自定义结构</text:span></text:p>
            <text:p text:style-name="P44">哈希表<text:span text:style-name="T55">：符号表</text:span></text:p>
          </table:table-cell>
        </table:table-row>
      </table:table>
      <text:h text:style-name="Heading_20_3" text:outline-level="3"><text:bookmark-start text:name="__RefHeading___Toc532_263229148"/>(3).使用的算法概览<text:bookmark-end text:name="__RefHeading___Toc532_263229148"/></text:h>
      <table:table table:name="表格1" table:style-name="表格1">
        <table:table-column table:style-name="表格1.A"/>
        <table:table-column table:style-name="表格1.B"/>
        <table:table-header-rows>
          <table:table-row>
            <table:table-cell table:style-name="表格1.A1" office:value-type="string">
              <text:p text:style-name="P71">编译器组件</text:p>
            </table:table-cell>
            <table:table-cell table:style-name="表格1.B1" office:value-type="string">
              <text:p text:style-name="P71">使用的算法</text:p>
            </table:table-cell>
          </table:table-row>
        </table:table-header-rows>
        <table:table-row>
          <table:table-cell table:style-name="表格1.A2" office:value-type="string">
            <text:p text:style-name="P40">预编译器</text:p>
          </table:table-cell>
          <table:table-cell table:style-name="表格1.B2" office:value-type="string">
            <text:p text:style-name="P45"><text:span text:style-name="T40">C++算法</text:span>库find<text:span text:style-name="T42">，容器标准库find</text:span>：查找特定字符</text:p>
            <text:p text:style-name="P46"><text:span text:style-name="T40">C++算法</text:span>库substr：提取子串</text:p>
            <text:p text:style-name="P46"><text:span text:style-name="T40">C++算法</text:span>库<text:span text:style-name="T38">erase：删除元素</text:span></text:p>
            <text:p text:style-name="P46"><text:span text:style-name="T40">C++算法</text:span>库<text:span text:style-name="T38">insert：插入元素</text:span></text:p>
            <text:p text:style-name="P46"><text:span text:style-name="T40">C++算法</text:span>库<text:span text:style-name="T38">push_back：追加元素</text:span></text:p>
          </table:table-cell>
        </table:table-row>
        <table:table-row>
          <table:table-cell table:style-name="表格1.A2" office:value-type="string">
            <text:p text:style-name="P40">分词工具</text:p>
          </table:table-cell>
          <table:table-cell table:style-name="表格1.B3" office:value-type="string">
            <text:p text:style-name="P47"><text:span text:style-name="T40">C++算法</text:span>库find<text:span text:style-name="T42">，容器标准库find</text:span>：查找特定字符</text:p>
            <text:p text:style-name="P47"><text:span text:style-name="T40">C++算法</text:span>库substr：提取子串</text:p>
            <text:p text:style-name="P47"><text:span text:style-name="T40">C++算法</text:span>库<text:span text:style-name="T38">erase：删除元素</text:span></text:p>
            <text:p text:style-name="P47"><text:span text:style-name="T40">C++算法</text:span>库<text:span text:style-name="T38">insert：插入元素</text:span></text:p>
            <text:p text:style-name="P47"><text:span text:style-name="T40">C++算法</text:span>库<text:span text:style-name="T38">push_back：追加元素</text:span></text:p>
          </table:table-cell>
        </table:table-row>
      </table:table>
      <text:h text:style-name="P91" text:outline-level="1"><text:bookmark-start text:name="__RefHeading___Toc223_1673553260"/><text:soft-page-break/>二<text:span text:style-name="T3">、biptC语言</text:span><text:bookmark-end text:name="__RefHeading___Toc223_1673553260"/></text:h>
      <text:h text:style-name="P94" text:outline-level="2"><text:bookmark-start text:name="__RefHeading___Toc225_1673553260"/>1.biptC语言简介<text:bookmark-end text:name="__RefHeading___Toc225_1673553260"/></text:h>
      <text:p text:style-name="P9">biptC是我们设计的编程语言<text:span text:style-name="T5">，Dorado编译器工具链将biptC语言源代码编译为在支持THCO-MIPS处理器上运行的二进制文件。我们根据C语言中的部分特性，设计了biptC语言。biptC语言是一门强类型、上下文无关、图灵完备的编程语言。我们建议biptC语言文件的后缀名为.biptc或者.c。</text:span></text:p>
      <text:p text:style-name="P17">biptC语言中的类型系统、函数调用、结构体定义等特性均继承于C语言。其中，类似于<text:span text:style-name="T59">C/C++语言，</text:span>在biptC语言中的标识符是大小写敏感的。</text:p>
      <text:h text:style-name="Heading_20_2" text:outline-level="2"><text:bookmark-start text:name="__RefHeading___Toc126_580500796"/>2.biptC语法元素<text:bookmark-end text:name="__RefHeading___Toc126_580500796"/></text:h>
      <text:h text:style-name="P96" text:outline-level="3"><text:bookmark-start text:name="__RefHeading___Toc128_580500796"/>(1).语句<text:bookmark-end text:name="__RefHeading___Toc128_580500796"/></text:h>
      <text:p text:style-name="P10">biptC使用<text:span text:style-name="T10">语句</text:span>作为程序执行过程中的最小控制单位。一条语句通过特定的格式<text:span text:style-name="T14">，以</text:span><text:span text:style-name="T11">分号</text:span><text:span text:style-name="T14">做结，构成biptC语言中顺序执行的最小控制单元。</text:span></text:p>
      <table:table table:name="biptC语言中的语句类型" table:style-name="biptC语言中的语句类型">
        <table:table-column table:style-name="biptC语言中的语句类型.A"/>
        <table:table-column table:style-name="biptC语言中的语句类型.B"/>
        <table:table-header-rows>
          <table:table-row>
            <table:table-cell table:style-name="biptC语言中的语句类型.A1" office:value-type="string">
              <text:p text:style-name="Table_20_Heading">顺序语句</text:p>
            </table:table-cell>
            <table:table-cell table:style-name="biptC语言中的语句类型.B1" office:value-type="string">
              <text:p text:style-name="P37">expr;表达式</text:p>
              <text:p text:style-name="P37">function(param);函数调用<text:span text:style-name="T23">：调用一个函数，其中如果执行的函数是递归的形式，并且并非尾递归，则进行递归函数处理子程序。</text:span></text:p>
              <text:p text:style-name="P37">varname = rvalue;赋值语句</text:p>
              <text:p text:style-name="P37">typename varname;变量声明</text:p>
              <text:p text:style-name="P37">typename varname = rvalue;变量定义<text:span text:style-name="T26">：用于定义一个变量。</text:span></text:p>
            </table:table-cell>
          </table:table-row>
        </table:table-header-rows>
        <table:table-row>
          <table:table-cell table:style-name="biptC语言中的语句类型.A2" office:value-type="string">
            <text:p text:style-name="Table_20_Heading">判断语句</text:p>
          </table:table-cell>
          <table:table-cell table:style-name="biptC语言中的语句类型.B2" office:value-type="string">
            <text:p text:style-name="P37">if(expr)</text:p>
            <text:p text:style-name="P37">{</text:p>
            <text:p text:style-name="P37">true expression;</text:p>
            <text:p text:style-name="P37">}</text:p>
            <text:p text:style-name="P37">else</text:p>
            <text:p text:style-name="P37">{</text:p>
            <text:p text:style-name="P37">false expression;</text:p>
            <text:p text:style-name="P37">}判断语句</text:p>
          </table:table-cell>
        </table:table-row>
        <table:table-row>
          <table:table-cell table:style-name="biptC语言中的语句类型.A2" office:value-type="string">
            <text:p text:style-name="Table_20_Heading">循环语句</text:p>
          </table:table-cell>
          <table:table-cell table:style-name="biptC语言中的语句类型.B2" office:value-type="string">
            <text:p text:style-name="P38">while(expr)</text:p>
            <text:p text:style-name="P38">{</text:p>
            <text:p text:style-name="P38">true-loop expression;</text:p>
            <text:p text:style-name="P38">}循环语句</text:p>
          </table:table-cell>
        </table:table-row>
      </table:table>
      <text:p text:style-name="P11">表<text:span text:style-name="T15">1-biptC实现的基础语句类型</text:span></text:p>
      <text:p text:style-name="P10">另外<text:span text:style-name="T16">，继承自C/C++语言的</text:span><text:span text:style-name="T12">预处理语句</text:span><text:span text:style-name="T16">也在biptC中得到了支持，并且在C/C++语言的基础上进行了增补和修改，其中支持的预处理命令为：</text:span></text:p>
      <text:list xml:id="list1049457162659150757" text:style-name="L1">
        <text:list-item>
          <text:p text:style-name="P78">#define<text:span text:style-name="T18">：定义一个预编译期的变量，在使用#ifdef时，该变量会被检测到。重复定义的变量会被忽略，变量的定义对于大小写敏感。</text:span></text:p>
        </text:list-item>
        <text:list-item>
          <text:p text:style-name="P78">#undef<text:span text:style-name="T21">：取消定义一个预编译期的变量，在使用#ifdef时，该变量不会被检测到，重复撤销、未定义则撤销的变量会被忽略，变量的撤销对于大小写敏感。</text:span></text:p>
        </text:list-item>
        <text:list-item>
          <text:p text:style-name="P78"><text:soft-page-break/>#ifdef<text:span text:style-name="T22">：检查一个预编译期的变量是否被定义，如果被定义则将#endif之前的代码纳入编译。对于预编译期的变量检测是大小写敏感的。</text:span></text:p>
        </text:list-item>
        <text:list-item>
          <text:p text:style-name="P79">#if<text:span text:style-name="T43">n</text:span>def<text:span text:style-name="T22">：检查一个预编译期的变量是否被定义，如果未被定义则将#endif之前的代码纳入编译。对于预编译期的变量检测是大小写敏感的。</text:span></text:p>
        </text:list-item>
        <text:list-item>
          <text:p text:style-name="P80">#endif<text:span text:style-name="T24">：和#ifdef匹配，用于有条件地将代码进行纳入编译。</text:span></text:p>
        </text:list-item>
        <text:list-item>
          <text:p text:style-name="P80">#include<text:span text:style-name="T17">：添加一个外部文件到源文件中，Dorado编译器不会检测重复的嵌套。常见的两种重复的嵌套分别是：包含文件的自环和闭环。</text:span></text:p>
        </text:list-item>
      </text:list>
      <text:h text:style-name="Heading_20_3" text:outline-level="3"><text:bookmark-start text:name="__RefHeading___Toc579_287550086"/>(2).注释<text:bookmark-end text:name="__RefHeading___Toc579_287550086"/></text:h>
      <text:p text:style-name="P18">biptC使用C++语言风格的注释。一般来说<text:span text:style-name="T27">，包含以下两种形式：</text:span></text:p>
      <text:list xml:id="list4403542559497232918" text:style-name="L2">
        <text:list-item>
          <text:p text:style-name="P81">以//开头<text:span text:style-name="T27">：C++风格注释，表示由//开头的整行被注释</text:span></text:p>
        </text:list-item>
        <text:list-item>
          <text:p text:style-name="P81">以/*开头<text:span text:style-name="T27">，*/结构，最常见的跨行注释方法，用于单行或者跨行注释</text:span></text:p>
        </text:list-item>
      </text:list>
      <text:h text:style-name="Heading_20_3" text:outline-level="3"><text:bookmark-start text:name="__RefHeading___Toc630_1654871548"/>(3).表达式<text:bookmark-end text:name="__RefHeading___Toc630_1654871548"/></text:h>
      <text:h text:style-name="Heading_20_2" text:outline-level="2"><text:bookmark-start text:name="__RefHeading___Toc130_580500796"/>3.示例程序<text:bookmark-end text:name="__RefHeading___Toc130_580500796"/></text:h>
      <text:h text:style-name="P97" text:outline-level="3"><text:bookmark-start text:name="__RefHeading___Toc132_580500796"/>(1).<text:span text:style-name="T25">“你好，世界！“程序</text:span><text:bookmark-end text:name="__RefHeading___Toc132_580500796"/></text:h>
      <text:p text:style-name="P12">#include &lt;cstdio&gt;</text:p>
      <text:p text:style-name="P12">using namespace std;</text:p>
      <text:p text:style-name="P12"/>
      <text:p text:style-name="P12">int main()</text:p>
      <text:p text:style-name="P12">{</text:p>
      <text:p text:style-name="P13">printf(“Hello, world!\n”);</text:p>
      <text:p text:style-name="P13">return 0;</text:p>
      <text:p text:style-name="P12">}</text:p>
      <text:h text:style-name="Heading_20_3" text:outline-level="3"><text:bookmark-start text:name="__RefHeading___Toc134_580500796"/>(2)<text:span text:style-name="T25">“1到100”程序</text:span><text:bookmark-end text:name="__RefHeading___Toc134_580500796"/></text:h>
      <text:p text:style-name="P14">#include &lt;cstdio&gt;</text:p>
      <text:p text:style-name="P14">using namespace std;</text:p>
      <text:p text:style-name="P14"/>
      <text:p text:style-name="P14">int main()</text:p>
      <text:p text:style-name="P14">{</text:p>
      <text:p text:style-name="P14">int sum = 0;</text:p>
      <text:p text:style-name="P14"><text:soft-page-break/>int a = 0;</text:p>
      <text:p text:style-name="P14">while (a&lt;100)</text:p>
      <text:p text:style-name="P14">{</text:p>
      <text:p text:style-name="P14">sum += a;</text:p>
      <text:p text:style-name="P14">a++;</text:p>
      <text:p text:style-name="P14">}</text:p>
      <text:p text:style-name="P15">printf(“%d<text:span text:style-name="T20">\n</text:span>”, <text:span text:style-name="T19">sum</text:span>);</text:p>
      <text:p text:style-name="P14">return 0;</text:p>
      <text:p text:style-name="P14">}</text:p>
      <text:h text:style-name="Heading_20_3" text:outline-level="3"><text:bookmark-start text:name="__RefHeading___Toc136_580500796"/>(3)<text:span text:style-name="T25">“是否开灯”程序</text:span><text:bookmark-end text:name="__RefHeading___Toc136_580500796"/></text:h>
      <text:p text:style-name="P16">#include &lt;cstdio&gt;</text:p>
      <text:p text:style-name="P16">using namespace std;</text:p>
      <text:p text:style-name="P16"/>
      <text:p text:style-name="P16">#define on</text:p>
      <text:p text:style-name="P16">int main()</text:p>
      <text:p text:style-name="P16">{</text:p>
      <text:p text:style-name="P16">#ifdef on</text:p>
      <text:p text:style-name="P16">printf(“turn on\n”);</text:p>
      <text:p text:style-name="P16">#endif</text:p>
      <text:p text:style-name="P16">#ifdef off</text:p>
      <text:p text:style-name="P16">printf(“turn off\n”);</text:p>
      <text:p text:style-name="P16">#endif</text:p>
      <text:p text:style-name="P16">return 0;</text:p>
      <text:p text:style-name="P16">}</text:p>
      <text:h text:style-name="Heading_20_3" text:outline-level="3"><text:bookmark-start text:name="__RefHeading___Toc581_287550086"/>(4)“获得高分”程序<text:bookmark-end text:name="__RefHeading___Toc581_287550086"/></text:h>
      <text:p text:style-name="P19">#include &lt;cstdio&gt;</text:p>
      <text:p text:style-name="P19">using namespace std;</text:p>
      <text:p text:style-name="P19"/>
      <text:p text:style-name="P19">int main()</text:p>
      <text:p text:style-name="P19">{</text:p>
      <text:p text:style-name="P20"><text:soft-page-break/>int score = 90;</text:p>
      <text:p text:style-name="P20">int highestScore = 88;</text:p>
      <text:p text:style-name="P20">if (score &gt; highestScore)</text:p>
      <text:p text:style-name="P20">{</text:p>
      <text:p text:style-name="P20">printf(“HIGH”);</text:p>
      <text:p text:style-name="P20">}</text:p>
      <text:p text:style-name="P20">else</text:p>
      <text:p text:style-name="P20">{</text:p>
      <text:p text:style-name="P20">printf(“GG”);</text:p>
      <text:p text:style-name="P20">}</text:p>
      <text:p text:style-name="P19">return 0;</text:p>
      <text:p text:style-name="P19">}</text:p>
      <text:h text:style-name="Heading_20_1" text:outline-level="1"><text:bookmark-start text:name="__RefHeading___Toc122_580500796"/>三<text:span text:style-name="T8">、Dorado编译器</text:span><text:bookmark-end text:name="__RefHeading___Toc122_580500796"/></text:h>
      <text:h text:style-name="Heading_20_2" text:outline-level="2"><text:bookmark-start text:name="__RefHeading___Toc124_580500796"/>1.Dorado编译器简介<text:bookmark-end text:name="__RefHeading___Toc124_580500796"/></text:h>
      <text:p text:style-name="P21">Dorado编译器是我们编写的编译器套件中的编译器工具。它用来将<text:span text:style-name="T9">biptC语言代码编译为对应的的中间代码。之后由翻译器将对应的中间代码翻译为对应的汇编代码，之后由汇编器将汇编代码翻译成对应的二进制文件，用于在支持THCO-MIPS指令集的中央处理单元（CPU）上运行。</text:span></text:p>
      <text:p text:style-name="P22"><draw:frame draw:style-name="fr2" draw:name="图像2" text:anchor-type="paragraph" svg:x="6.096cm" svg:y="-1.341cm" svg:width="4.369cm" svg:height="13.277cm" draw:z-index="1"><draw:image xlink:href="Pictures/10000201000001070000031F4E46B3C4ECCF12A9.png" xlink:type="simple" xlink:show="embed" xlink:actuate="onLoad"/></draw:frame><text:soft-page-break/>图<text:span text:style-name="T28">2-Dorado编译器进行的编译操作路线图</text:span></text:p>
      <text:p text:style-name="P25">Dorado编译器将biptC源程序的编译阶段分为以下五个部分进行：预处理、分块与词法分析、语法分析和语法树构建、正则翻译、中间代码翻译。</text:p>
      <text:h text:style-name="Heading_20_3" text:outline-level="3"><text:bookmark-start text:name="__RefHeading___Toc493_771253024"/>(1).预处理阶段<text:bookmark-end text:name="__RefHeading___Toc493_771253024"/></text:h>
      <text:p text:style-name="P23">Dorado编译器首先将对程序执行预处理操作，在这一部分的操作中，Dorado编译器对于程序中的所有预处理指令#和代码注释敏感。编译器将依次进行以下操作：</text:p>
      <text:list xml:id="list4726338322383865616" text:style-name="L3">
        <text:list-item>
          <text:p text:style-name="P82">读取源文件：将命令行中指定的源文件按行读取到编译器的内部处理程序<text:span text:style-name="T44">。Dorado会将</text:span>将文字按照UTF-16<text:span text:style-name="T45">（Unicode转置格式-16）</text:span>进行处理，这将有助于Dorado编译器拓展对多语言的支持，尤其是东亚语言。C++默认的string类型使用的char型对于中文和其他语言分词是个障碍，我们使用了u16string来避免这个问题，这导致Dorado编译器本身使用C++11标准进行编译。同时<text:span text:style-name="T46">，从这一步Dorado编译器开始使用u16string和char16_t在内部表示所有字符，这符合biptC继承的C11的多国语言支持的相关要求。</text:span></text:p>
          <text:p text:style-name="P83"><draw:frame draw:style-name="fr3" draw:name="图像4" text:anchor-type="paragraph" svg:width="13.1cm" svg:height="6.787cm" draw:z-index="3"><draw:image xlink:href="Pictures/10000201000001F0000001013FFB5965EFA8C1F2.png" xlink:type="simple" xlink:show="embed" xlink:actuate="onLoad"/></draw:frame><text:soft-page-break/>图<text:span text:style-name="T51">3-含有东亚语言和特殊符号的程序逐行解析</text:span></text:p>
          <text:p text:style-name="P88"><text:span text:style-name="T47">[示例]</text:span>以下代码可以编译通过：</text:p>
          <text:p text:style-name="P88">#include &lt;cstdio&gt;</text:p>
          <text:p text:style-name="P89">#define 你好</text:p>
          <text:p text:style-name="P89">#define 世界</text:p>
          <text:p text:style-name="P89">int main()</text:p>
          <text:p text:style-name="P89">{</text:p>
          <text:p text:style-name="P89">#ifdef 你好</text:p>
          <text:p text:style-name="P90">#ifdef 世界</text:p>
          <text:p text:style-name="P90">printf(“<text:span text:style-name="T48">Hello, world!</text:span>\n”);</text:p>
          <text:p text:style-name="P90">#endif</text:p>
          <text:p text:style-name="P89">#endif</text:p>
          <text:p text:style-name="P89">return 0;</text:p>
          <text:p text:style-name="P89">}</text:p>
        </text:list-item>
      </text:list>
      <text:list xml:id="list7284926015456569341" text:style-name="L4">
        <text:list-item>
          <text:p text:style-name="P85">去除行首空白字符：对于biptC源代码，使用空格或横向制表符（Tab或\t）对代码进行的缩进对于代码实际的功能没有影响，为了便于Dorado编译器进行后续操作，Dorado编译器在第二步将对biptC源代码的每行行首的空白字符进行删除。Dorado认为空白字符包括以下字符：</text:p>
        </text:list-item>
      </text:list>
      <text:list xml:id="list5129491895297449589" text:style-name="L5">
        <text:list-item>
          <text:list>
            <text:list-item>
              <text:p text:style-name="P86">空格</text:p>
            </text:list-item>
            <text:list-item>
              <text:p text:style-name="P86">横向制表符</text:p>
            </text:list-item>
          </text:list>
        </text:list-item>
        <text:list-item>
          <text:p text:style-name="P86">展开<text:span text:style-name="T29">#include预处理指令：biptC语言中的#include预处理指令是从C语言继承来的。通过预处理指令，我们允许用户将用户代码放置于多个文件中，并通过#include指令将其链接编译。</text:span></text:p>
          <text:p text:style-name="P86"><text:soft-page-break/>在一般情况下，使用<text:span text:style-name="T30">#include预处理指令包含的文件的拓扑结构应该是无环有向图，当出现以下两种情况时，将导致Dorado编译器出现无限循环包含的情况。Dorado编译器并没有对这两种情况进行处理，编译器将无限循环直到内存耗尽。</text:span></text:p>
          <text:p text:style-name="P84"><draw:frame draw:style-name="fr3" draw:name="图像3" text:anchor-type="paragraph" svg:width="13.462cm" svg:height="6.045cm" draw:z-index="2"><draw:image xlink:href="Pictures/10000201000002570000010D7F23B9C30FEA5F96.png" xlink:type="simple" xlink:show="embed" xlink:actuate="onLoad"/></draw:frame>图<text:span text:style-name="T51">4-Dorado编译器处理#include指令时可能会出现的两种无限循环情况</text:span></text:p>
        </text:list-item>
        <text:list-item>
          <text:p text:style-name="P86">清除代码注释：<text:span text:style-name="T33">biptC语言继承了C++语言的注释风格，支持//和/**/两种风格的注释。在编译阶段任何代码注释会被忽略，Dorado编译器在这一阶段将会清除代码中的所有注释语句。注释语句的相关规则和C/C++语言保持一致，对此请参见C++语言ISO标准。</text:span></text:p>
        </text:list-item>
        <text:list-item>
          <text:p text:style-name="P87">处理条件编译语句<text:span text:style-name="T37">：biptC使用了#define,#undef,#ifdef,#ifndef,#endif进行有条件地预编译支持，其中#define和#undef分别定义和撤销一个预编译期变量。Dorado编译器使用哈希表数据结构来存储所有定义的预编译期变量，这有助于尽可能快地处理条件编译语句。和C/C++语言一致，Dorado编译器在处理biptC语言中的条件编译语句时，是非贪婪的。</text:span></text:p>
        </text:list-item>
      </text:list>
      <text:h text:style-name="Heading_20_3" text:outline-level="3"><text:bookmark-start text:name="__RefHeading___Toc634_1654871548"/>(2).词法分析阶段<text:bookmark-end text:name="__RefHeading___Toc634_1654871548"/></text:h>
      <text:p text:style-name="Text_20_body">在<text:span text:style-name="T49">Dorado编译器完成预处理阶段之后，将对处理后的源代码分块执行词法分析，在这一步Dorado编译器不会检查语义的正确性。Dorado编译器在词法分析阶段只负责分块、分词和词性标注等工作。</text:span></text:p>
      <text:h text:style-name="Heading_20_2" text:outline-level="2">2.命令行选项</text:h>
      <text:p text:style-name="P35">Dorado编译器使用标准命令行选项（UNIX风格/<text:span text:style-name="T76">GCC编译器风格</text:span>）接收用户编译指令<text:span text:style-name="T76">，并</text:span></text:p>
      <text:h text:style-name="Heading_20_2" text:outline-level="2"><text:bookmark-start text:name="__RefHeading___Toc636_1654871548"/><text:span text:style-name="T75">3</text:span>.错误和异常处理<text:bookmark-end text:name="__RefHeading___Toc636_1654871548"/></text:h>
      <text:h text:style-name="Heading_20_3" text:outline-level="3"><text:bookmark-start text:name="__RefHeading___Toc638_1654871548"/>(1).“让它崩溃”思想<text:bookmark-end text:name="__RefHeading___Toc638_1654871548"/></text:h>
      <text:p text:style-name="P26">Dorado编译器处理错误始终秉承“让它崩溃”思想，即当未预期的结果发生时<text:span text:style-name="T50">，Dorado编译器将立刻提示错误信息并结束运行。“未预期”的结果包括未预期的用户代码，内部错误和其他异常。Dorado编译器在错误处理中的表现与G++/Clang/MSVC等编译器的思想不一致，我们认为如果用户的源程序中出现一个错误后，会影响后续源代码的解读，除了第一个错误以外，其他的错误是没有意义的，Dorado编译器只会检测第一个错误。</text:span></text:p>
      <text:p text:style-name="P27"><draw:frame draw:style-name="fr3" draw:name="图像5" text:anchor-type="paragraph" svg:width="12.624cm" svg:height="5.763cm" draw:z-index="4"><draw:image xlink:href="Pictures/100002010000026100000116E1641177B10BBE80.png" xlink:type="simple" xlink:show="embed" xlink:actuate="onLoad"/></draw:frame><text:soft-page-break/>图<text:span text:style-name="T53">5-一处出现的编译错误可能导致多米诺效应：使整个程序编译出现未预期的情况</text:span></text:p>
      <text:p text:style-name="P30">Dorado编译器将编译的全部周期发生的错误分为三个级别：错误、警告和提示。其中发生<text:span text:style-name="T10">错误</text:span>时<text:span text:style-name="T65">，Dorado将尽量提示错误信息并结束运行。需要注意，遇到被杀死（SIGNKILL）等特殊情况时，Dorado编译器可能在结束运行前不会提示任何信息。</text:span><text:span text:style-name="T13">警告</text:span><text:span text:style-name="T65">级别的异常通常会被Dorado编译器监测到，并且向用户输出一个警告信息，Dorado编译器将继续运行。我们深知处理用户具有歧义的代码会带来更大的风险，我们十分谨慎地使用“警告”级别的提示信息，并尽力将大部分错误和异常归类为“错误”级别。</text:span><text:span text:style-name="T13">提示</text:span><text:span text:style-name="T65">级别的异常通常为一些不规范的写法和文法，我们通过参考C++的国际标准（ISO）文档，来确定这些不规范的写法或者文法并不会对用户源代码的行为带来任何的歧义，我们将这些异常归类为“提示”级别。</text:span></text:p>
      <text:p text:style-name="P31">对于所有的错误和异常提示信息<text:span text:style-name="T66">，</text:span>Dorado编译器的将输出至标准错误流（std::cerr）<text:span text:style-name="T67">，除非通过命令行选项指定其他输出方式</text:span>。</text:p>
      <text:h text:style-name="P98" text:outline-level="3"><text:bookmark-start text:name="__RefHeading___Toc1014_1482555972"/>(2).全局错误和异常<text:bookmark-end text:name="__RefHeading___Toc1014_1482555972"/></text:h>
      <text:p text:style-name="P29">类似于<text:span text:style-name="T62">G++/Clang/MSVC等其他编译器，Dorado编译器通过接收命令行参数的方式执行用户指定的编译命令。在这个过程中，Dorado可能会接收到用户通过命令行参数发出的任何指令，其中包括未预期的指令和值。另外，在整个编译过程中，可能出现诸如内存不足等未预期的情况。我们将所有此类情况纳入“全局错误和异常”分类。以下是Dorado编译器在全局期间会提示的所有错误与异常清单：</text:span></text:p>
      <table:table table:name="表格2" table:style-name="表格2">
        <table:table-column table:style-name="表格2.A"/>
        <table:table-column table:style-name="表格2.B"/>
        <table:table-column table:style-name="表格2.C"/>
        <table:table-header-rows>
          <table:table-row>
            <table:table-cell table:style-name="表格2.A1" office:value-type="string">
              <text:p text:style-name="P72">代码</text:p>
            </table:table-cell>
            <table:table-cell table:style-name="表格2.A1" office:value-type="string">
              <text:p text:style-name="P72">内容</text:p>
            </table:table-cell>
            <table:table-cell table:style-name="表格2.C1" office:value-type="string">
              <text:p text:style-name="P72">错误级别</text:p>
            </table:table-cell>
          </table:table-row>
        </table:table-header-rows>
        <table:table-row>
          <table:table-cell table:style-name="表格2.A2" office:value-type="string">
            <text:p text:style-name="P48">100</text:p>
          </table:table-cell>
          <table:table-cell table:style-name="表格2.B2" office:value-type="string">
            <text:p text:style-name="P50">文件不存在<text:span text:style-name="T60">。通过Dorado编译器接收到的参数编译文件并试图打开，但文件不存在。</text:span></text:p>
          </table:table-cell>
          <table:table-cell table:style-name="表格2.C2" office:value-type="string">
            <text:p text:style-name="P42">错误</text:p>
          </table:table-cell>
        </table:table-row>
        <table:table-row>
          <table:table-cell table:style-name="表格2.A2" office:value-type="string">
            <text:p text:style-name="P49">101</text:p>
          </table:table-cell>
          <table:table-cell table:style-name="表格2.B3" office:value-type="string">
            <text:p text:style-name="P50">错误的命令行参数指令<text:span text:style-name="T63">。用户向Dorado编译器发出的命令行参数中的指令无效，Dorado编译器无法解释它。</text:span></text:p>
          </table:table-cell>
          <table:table-cell table:style-name="表格2.C2" office:value-type="string">
            <text:p text:style-name="P42">错误</text:p>
          </table:table-cell>
        </table:table-row>
        <table:table-row>
          <table:table-cell table:style-name="表格2.A2" office:value-type="string">
            <text:p text:style-name="P51">102</text:p>
          </table:table-cell>
          <table:table-cell table:style-name="表格2.B5" office:value-type="string">
            <text:p text:style-name="P54">错误的命令行参数值<text:span text:style-name="T63">。用户向Dorado编译器发出的命令行参数中的值无效，Dorado编译器无法解释它。</text:span></text:p>
          </table:table-cell>
          <table:table-cell table:style-name="表格2.C2" office:value-type="string">
            <text:p text:style-name="P42">错误</text:p>
          </table:table-cell>
        </table:table-row>
        <table:table-row>
          <table:table-cell table:style-name="表格2.A2" office:value-type="string">
            <text:p text:style-name="P52">103</text:p>
          </table:table-cell>
          <table:table-cell table:style-name="表格2.B5" office:value-type="string">
            <text:p text:style-name="P50">权限不足<text:span text:style-name="T64">。在Dorado编译器试图打开、写入、修改文件时，需要权限不足的问题，通过使用超级用户（sudo或su）来重新执行操作可能会解决该问题。</text:span></text:p>
          </table:table-cell>
          <table:table-cell table:style-name="表格2.C2" office:value-type="string">
            <text:p text:style-name="P42">错误</text:p>
          </table:table-cell>
        </table:table-row>
        <table:table-row>
          <table:table-cell table:style-name="表格2.A2" office:value-type="string">
            <text:p text:style-name="P52">104</text:p>
          </table:table-cell>
          <table:table-cell table:style-name="表格2.B6" office:value-type="string">
            <text:p text:style-name="P50">内存不足<text:span text:style-name="T64">。在Dorado编译器的执行期间，由于外部因素导致Dorado编译器无法分配所需的内存。尝试重新启动计算机或者更改程序可能的</text:span><text:soft-page-break/><text:span text:style-name="T64">内存空间大小可能会有助于解决该问题。</text:span></text:p>
          </table:table-cell>
          <table:table-cell table:style-name="表格2.C2" office:value-type="string">
            <text:p text:style-name="P42">错误</text:p>
          </table:table-cell>
        </table:table-row>
        <table:table-row>
          <table:table-cell table:style-name="表格2.A2" office:value-type="string">
            <text:p text:style-name="P55">105</text:p>
          </table:table-cell>
          <table:table-cell table:style-name="表格2.B7" office:value-type="string">
            <text:p text:style-name="P50">内部错误<text:span text:style-name="T68">。Dorado编译器发生了内部错误。</text:span></text:p>
          </table:table-cell>
          <table:table-cell table:style-name="表格2.C2" office:value-type="string">
            <text:p text:style-name="P42">错误</text:p>
          </table:table-cell>
        </table:table-row>
      </table:table>
      <text:h text:style-name="P99" text:outline-level="3"><text:bookmark-start text:name="__RefHeading___Toc640_1654871548"/>(<text:span text:style-name="T61">3</text:span>).预编译期错误和异常<text:bookmark-end text:name="__RefHeading___Toc640_1654871548"/></text:h>
      <text:p text:style-name="P28">Dorado在预编译期将会对biptC代码进行以下操作<text:span text:style-name="T58">：</text:span>读取用户源代码文件并解析字符集<text:span text:style-name="T57">、去除行首空白字符、展开#include预处理命令、清除代码中的所有注释、解析条件预处理语句。其中，可能在某些过程中，遇到未预期的用户操作。对于所有预编译期错误，Dorado编译器均会提示用户并结束编译过程。以下是Dorado编译器在编译期所有会提示的错误与异常清单：</text:span></text:p>
      <table:table table:name="Dorado编译器：编译器错误清单" table:style-name="Dorado编译器_ff1a_编译器错误清单">
        <table:table-column table:style-name="Dorado编译器_ff1a_编译器错误清单.A"/>
        <table:table-column table:style-name="Dorado编译器_ff1a_编译器错误清单.B"/>
        <table:table-column table:style-name="Dorado编译器_ff1a_编译器错误清单.C"/>
        <table:table-header-rows>
          <table:table-row>
            <table:table-cell table:style-name="Dorado编译器_ff1a_编译器错误清单.A1" office:value-type="string">
              <text:p text:style-name="Table_20_Heading">代码</text:p>
            </table:table-cell>
            <table:table-cell table:style-name="Dorado编译器_ff1a_编译器错误清单.A1" office:value-type="string">
              <text:p text:style-name="Table_20_Heading">内容</text:p>
            </table:table-cell>
            <table:table-cell table:style-name="Dorado编译器_ff1a_编译器错误清单.C1" office:value-type="string">
              <text:p text:style-name="P73">错误级别</text:p>
            </table:table-cell>
          </table:table-row>
        </table:table-header-rows>
        <table:table-row>
          <table:table-cell table:style-name="Dorado编译器_ff1a_编译器错误清单.A2" office:value-type="string">
            <text:p text:style-name="P53">200</text:p>
          </table:table-cell>
          <table:table-cell table:style-name="Dorado编译器_ff1a_编译器错误清单.B2" office:value-type="string">
            <text:p text:style-name="P56">#include指令存在递归。当#include的文件拓扑具有A→A或者A→B→<text:span text:style-name="T69">A的形式时，Dorado编译器无法将其展开。</text:span></text:p>
          </table:table-cell>
          <table:table-cell table:style-name="Dorado编译器_ff1a_编译器错误清单.C2" office:value-type="string">
            <text:p text:style-name="P39">错误</text:p>
          </table:table-cell>
        </table:table-row>
        <table:table-row>
          <table:table-cell table:style-name="Dorado编译器_ff1a_编译器错误清单.A2" office:value-type="string">
            <text:p text:style-name="P53">201</text:p>
          </table:table-cell>
          <table:table-cell table:style-name="Dorado编译器_ff1a_编译器错误清单.B3" office:value-type="string">
            <text:p text:style-name="P57">#include指令递归超过缺省阈值。#include的包含层数可能过多，Dorado编译器在展开#include时可能耗费大量时间。</text:p>
          </table:table-cell>
          <table:table-cell table:style-name="Dorado编译器_ff1a_编译器错误清单.C2" office:value-type="string">
            <text:p text:style-name="P41">提示</text:p>
          </table:table-cell>
        </table:table-row>
        <table:table-row>
          <table:table-cell table:style-name="Dorado编译器_ff1a_编译器错误清单.A2" office:value-type="string">
            <text:p text:style-name="P58">202</text:p>
          </table:table-cell>
          <table:table-cell table:style-name="Dorado编译器_ff1a_编译器错误清单.B5" office:value-type="string">
            <text:p text:style-name="P59">#include指令包含文件出现错误。<text:span text:style-name="T70">Dorado在处理由#include指令包含的文件时发生了错误。如果该问题持续发生，请检查所包含的文件。</text:span></text:p>
          </table:table-cell>
          <table:table-cell table:style-name="Dorado编译器_ff1a_编译器错误清单.C2" office:value-type="string">
            <text:p text:style-name="P41">错误</text:p>
          </table:table-cell>
        </table:table-row>
        <table:table-row>
          <table:table-cell table:style-name="Dorado编译器_ff1a_编译器错误清单.A2" office:value-type="string">
            <text:p text:style-name="P60">202-1</text:p>
          </table:table-cell>
          <table:table-cell table:style-name="Dorado编译器_ff1a_编译器错误清单.B5" office:value-type="string">
            <text:p text:style-name="P62">#include文件不存在。由#include指定的文件无法由Dorado编译器找到。</text:p>
          </table:table-cell>
          <table:table-cell table:style-name="Dorado编译器_ff1a_编译器错误清单.C2" office:value-type="string">
            <text:p text:style-name="P43">错误</text:p>
          </table:table-cell>
        </table:table-row>
        <table:table-row>
          <table:table-cell table:style-name="Dorado编译器_ff1a_编译器错误清单.A2" office:value-type="string">
            <text:p text:style-name="P61">202-2</text:p>
          </table:table-cell>
          <table:table-cell table:style-name="Dorado编译器_ff1a_编译器错误清单.B6" office:value-type="string">
            <text:p text:style-name="P63">#include文件权限不足。由<text:span text:style-name="T71">#include指定的文件因为权限不足，无法由Dorado编译器展开，通过使用超级用户（sudo或su）来重新执行操作可能会解决该问题。</text:span></text:p>
          </table:table-cell>
          <table:table-cell table:style-name="Dorado编译器_ff1a_编译器错误清单.C2" office:value-type="string">
            <text:p text:style-name="P64">错误</text:p>
          </table:table-cell>
        </table:table-row>
        <table:table-row>
          <table:table-cell table:style-name="Dorado编译器_ff1a_编译器错误清单.A2" office:value-type="string">
            <text:p text:style-name="P65">203</text:p>
          </table:table-cell>
          <table:table-cell table:style-name="Dorado编译器_ff1a_编译器错误清单.B7" office:value-type="string">
            <text:p text:style-name="P66">#define重复定义。两个或者更多#define语句重复定义了一个预编译期变量。</text:p>
          </table:table-cell>
          <table:table-cell table:style-name="Dorado编译器_ff1a_编译器错误清单.C2" office:value-type="string">
            <text:p text:style-name="P64">提示</text:p>
          </table:table-cell>
        </table:table-row>
        <table:table-row>
          <table:table-cell table:style-name="Dorado编译器_ff1a_编译器错误清单.A2" office:value-type="string">
            <text:p text:style-name="P65">204</text:p>
          </table:table-cell>
          <table:table-cell table:style-name="Dorado编译器_ff1a_编译器错误清单.B8" office:value-type="string">
            <text:p text:style-name="P66">#undef删除了不存在的预编译期变量<text:span text:style-name="T72">。</text:span></text:p>
          </table:table-cell>
          <table:table-cell table:style-name="Dorado编译器_ff1a_编译器错误清单.C2" office:value-type="string">
            <text:p text:style-name="P64">提示</text:p>
          </table:table-cell>
        </table:table-row>
        <table:table-row>
          <table:table-cell table:style-name="Dorado编译器_ff1a_编译器错误清单.A2" office:value-type="string">
            <text:p text:style-name="P67">205</text:p>
          </table:table-cell>
          <table:table-cell table:style-name="Dorado编译器_ff1a_编译器错误清单.B9" office:value-type="string">
            <text:p text:style-name="P68">#ifdef和/或#ifndef和#endif无法配对。这通常是由于笔误引起的<text:span text:style-name="T73">。试着检查条件编译指示符的配对情况。</text:span></text:p>
          </table:table-cell>
          <table:table-cell table:style-name="Dorado编译器_ff1a_编译器错误清单.C2" office:value-type="string">
            <text:p text:style-name="P64">错误</text:p>
          </table:table-cell>
        </table:table-row>
        <table:table-row>
          <table:table-cell table:style-name="Dorado编译器_ff1a_编译器错误清单.A2" office:value-type="string">
            <text:p text:style-name="P69">206</text:p>
          </table:table-cell>
          <table:table-cell table:style-name="Dorado编译器_ff1a_编译器错误清单.B10" office:value-type="string">
            <text:p text:style-name="P70">条件编译互斥。由一条或多条#ifdef和/或#ifndef带来的条件编译指示符逻辑上产生了互斥，相关代码将不会被编译。</text:p>
          </table:table-cell>
          <table:table-cell table:style-name="Dorado编译器_ff1a_编译器错误清单.C2" office:value-type="string">
            <text:p text:style-name="P64">提示</text:p>
          </table:table-cell>
        </table:table-row>
      </table:table>
      <text:h text:style-name="Heading_20_3" text:outline-level="3">(4).编译期错误与异常</text:h>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1" style:font-family-asian="微软雅黑"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b5ce5b"/>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7-06-26T15:08:46.216314476</dc:date>
    <meta:editing-duration>PT8H3M17S</meta:editing-duration>
    <meta:editing-cycles>277</meta:editing-cycles>
    <meta:generator>LibreOffice/5.1.6.2$Linux_X86_64 LibreOffice_project/10m0$Build-2</meta:generator>
    <meta:document-statistic meta:table-count="5" meta:image-count="5" meta:object-count="0" meta:page-count="13" meta:paragraph-count="266" meta:word-count="5159" meta:character-count="7479" meta:non-whitespace-character-count="7353"/>
  </office:meta>
</office:document-meta>
</file>